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fo:background-color="transparent">
        <style:background-image/>
      </style:table-properties>
    </style:style>
    <style:style style:name="Table1.A" style:family="table-column">
      <style:table-column-properties style:column-width="2.2313in" style:rel-column-width="21845*"/>
    </style:style>
    <style:style style:name="Table1.1" style:family="table-row">
      <style:table-row-properties fo:background-color="transparent">
        <style:background-image/>
      </style:table-row-properties>
    </style:style>
    <style:style style:name="Table1.A1" style:family="table-cell">
      <style:table-cell-properties fo:background-color="#999999" style:writing-mode="page">
        <style:background-image/>
      </style:table-cell-properties>
    </style:style>
    <style:style style:name="Table1.A2" style:family="table-cell">
      <style:table-cell-properties style:writing-mode="page"/>
    </style:style>
    <style:style style:name="Table1.B2" style:family="table-cell">
      <style:table-cell-properties style:writing-mode="page"/>
    </style:style>
    <style:style style:name="Table1.C2" style:family="table-cell">
      <style:table-cell-properties style:writing-mode="page"/>
    </style:style>
    <style:style style:name="P1" style:family="paragraph" style:parent-style-name="Footer">
      <style:text-properties officeooo:rsid="00c3e755" officeooo:paragraph-rsid="00c3e755"/>
    </style:style>
    <style:style style:name="P2" style:family="paragraph" style:parent-style-name="Header">
      <style:text-properties officeooo:rsid="00c7fe18" officeooo:paragraph-rsid="00c7fe18"/>
    </style:style>
    <style:style style:name="P3" style:family="paragraph" style:parent-style-name="Heading_20_1">
      <style:text-properties officeooo:rsid="0007d45a" officeooo:paragraph-rsid="0007d45a"/>
    </style:style>
    <style:style style:name="P4" style:family="paragraph" style:parent-style-name="Heading_20_1">
      <style:text-properties officeooo:rsid="00256a45" officeooo:paragraph-rsid="00256a45"/>
    </style:style>
    <style:style style:name="P5" style:family="paragraph" style:parent-style-name="Heading_20_1">
      <style:paragraph-properties fo:break-before="page"/>
      <style:text-properties style:font-name="Liberation Sans" fo:font-size="18.2000007629395pt" fo:font-weight="bold" officeooo:rsid="00c93810" officeooo:paragraph-rsid="00c93810" style:font-name-asian="Noto Sans CJK SC" style:font-size-asian="18.2000007629395pt" style:font-weight-asian="bold" style:font-name-complex="Lohit Devanagari" style:font-size-complex="18.2000007629395pt" style:font-weight-complex="bold"/>
    </style:style>
    <style:style style:name="P6" style:family="paragraph" style:parent-style-name="Heading_20_2">
      <style:text-properties officeooo:rsid="00219a9a" officeooo:paragraph-rsid="00219a9a"/>
    </style:style>
    <style:style style:name="P7" style:family="paragraph" style:parent-style-name="Heading_20_4">
      <style:text-properties officeooo:rsid="002437e1" officeooo:paragraph-rsid="002437e1"/>
    </style:style>
    <style:style style:name="P8" style:family="paragraph" style:parent-style-name="Heading_20_4" style:list-style-name="">
      <style:text-properties officeooo:paragraph-rsid="0041d6a7"/>
    </style:style>
    <style:style style:name="P9" style:family="paragraph" style:parent-style-name="Heading_20_4" style:list-style-name="">
      <style:paragraph-properties fo:text-align="justify" style:justify-single-word="false"/>
      <style:text-properties fo:font-weight="bold" officeooo:rsid="003ef5a5" officeooo:paragraph-rsid="0049f035" style:font-weight-asian="bold" style:font-weight-complex="bold"/>
    </style:style>
    <style:style style:name="P10" style:family="paragraph" style:parent-style-name="Heading_20_4">
      <style:paragraph-properties fo:text-align="justify" style:justify-single-word="false"/>
      <style:text-properties fo:font-weight="bold" officeooo:rsid="003ef5a5" officeooo:paragraph-rsid="005bf77f" style:font-weight-asian="bold" style:font-weight-complex="bold"/>
    </style:style>
    <style:style style:name="P11" style:family="paragraph" style:parent-style-name="Heading_20_4">
      <style:paragraph-properties fo:text-align="justify" style:justify-single-word="false"/>
      <style:text-properties officeooo:paragraph-rsid="0060fb43"/>
    </style:style>
    <style:style style:name="P12" style:family="paragraph" style:parent-style-name="Heading_20_4">
      <style:paragraph-properties fo:text-align="justify" style:justify-single-word="false"/>
      <style:text-properties officeooo:paragraph-rsid="00728831"/>
    </style:style>
    <style:style style:name="P13" style:family="paragraph" style:parent-style-name="Heading_20_4">
      <style:paragraph-properties fo:text-align="justify" style:justify-single-word="false"/>
      <style:text-properties officeooo:paragraph-rsid="00804945"/>
    </style:style>
    <style:style style:name="P14" style:family="paragraph" style:parent-style-name="Heading_20_4" style:list-style-name="">
      <style:paragraph-properties fo:text-align="justify" style:justify-single-word="false"/>
      <style:text-properties officeooo:paragraph-rsid="008901f1"/>
    </style:style>
    <style:style style:name="P15" style:family="paragraph" style:parent-style-name="List_20_Contents">
      <style:text-properties officeooo:rsid="000d39db" officeooo:paragraph-rsid="000d39db"/>
    </style:style>
    <style:style style:name="P16" style:family="paragraph" style:parent-style-name="List_20_Contents">
      <style:text-properties officeooo:paragraph-rsid="000e2538"/>
    </style:style>
    <style:style style:name="P17" style:family="paragraph" style:parent-style-name="List_20_Contents">
      <style:text-properties officeooo:rsid="00139d54" officeooo:paragraph-rsid="00139d54"/>
    </style:style>
    <style:style style:name="P18" style:family="paragraph" style:parent-style-name="Subtitle">
      <style:text-properties officeooo:rsid="000548ed" officeooo:paragraph-rsid="000548ed"/>
    </style:style>
    <style:style style:name="P19" style:family="paragraph" style:parent-style-name="Table_20_Contents">
      <style:paragraph-properties fo:text-align="center" style:justify-single-word="false"/>
      <style:text-properties officeooo:rsid="00ca984a" officeooo:paragraph-rsid="00ca984a"/>
    </style:style>
    <style:style style:name="P20" style:family="paragraph" style:parent-style-name="Text_20_body">
      <style:text-properties officeooo:rsid="000548ed" officeooo:paragraph-rsid="000548ed"/>
    </style:style>
    <style:style style:name="P21" style:family="paragraph" style:parent-style-name="Text_20_body">
      <style:text-properties officeooo:paragraph-rsid="0009df83"/>
    </style:style>
    <style:style style:name="P22" style:family="paragraph" style:parent-style-name="Text_20_body">
      <style:paragraph-properties fo:text-align="center" style:justify-single-word="false"/>
      <style:text-properties officeooo:rsid="0017bf72" officeooo:paragraph-rsid="0017bf72"/>
    </style:style>
    <style:style style:name="P23" style:family="paragraph" style:parent-style-name="Text_20_body">
      <style:text-properties officeooo:paragraph-rsid="0016896e"/>
    </style:style>
    <style:style style:name="P24" style:family="paragraph" style:parent-style-name="Text_20_body">
      <style:text-properties officeooo:paragraph-rsid="001e3474"/>
    </style:style>
    <style:style style:name="P25" style:family="paragraph" style:parent-style-name="Text_20_body">
      <style:paragraph-properties fo:text-align="justify" style:justify-single-word="false"/>
      <style:text-properties officeooo:rsid="00243ab3" officeooo:paragraph-rsid="00243ab3"/>
    </style:style>
    <style:style style:name="P26" style:family="paragraph" style:parent-style-name="Text_20_body">
      <style:text-properties officeooo:rsid="00256a45" officeooo:paragraph-rsid="00c93810"/>
    </style:style>
    <style:style style:name="P27" style:family="paragraph" style:parent-style-name="Text_20_body">
      <style:text-properties officeooo:rsid="0027648a" officeooo:paragraph-rsid="0027648a"/>
    </style:style>
    <style:style style:name="P28" style:family="paragraph" style:parent-style-name="Text_20_body">
      <style:paragraph-properties fo:text-align="justify" style:justify-single-word="false"/>
      <style:text-properties officeooo:paragraph-rsid="002e7c57"/>
    </style:style>
    <style:style style:name="P29" style:family="paragraph" style:parent-style-name="Text_20_body">
      <style:paragraph-properties fo:text-align="justify" style:justify-single-word="false"/>
      <style:text-properties officeooo:paragraph-rsid="002f5abf"/>
    </style:style>
    <style:style style:name="P30" style:family="paragraph" style:parent-style-name="Text_20_body">
      <style:paragraph-properties fo:text-align="justify" style:justify-single-word="false"/>
      <style:text-properties officeooo:paragraph-rsid="00358110"/>
    </style:style>
    <style:style style:name="P31" style:family="paragraph" style:parent-style-name="Text_20_body" style:list-style-name="">
      <style:paragraph-properties fo:text-align="justify" style:justify-single-word="false"/>
      <style:text-properties officeooo:paragraph-rsid="004f17fb"/>
    </style:style>
    <style:style style:name="P32" style:family="paragraph" style:parent-style-name="Text_20_body" style:list-style-name="">
      <style:paragraph-properties fo:text-align="justify" style:justify-single-word="false"/>
      <style:text-properties officeooo:paragraph-rsid="0049f035"/>
    </style:style>
    <style:style style:name="P33" style:family="paragraph" style:parent-style-name="Text_20_body" style:list-style-name="">
      <style:paragraph-properties fo:text-align="justify" style:justify-single-word="false"/>
      <style:text-properties officeooo:paragraph-rsid="005bf77f"/>
    </style:style>
    <style:style style:name="P34" style:family="paragraph" style:parent-style-name="Text_20_body" style:list-style-name="">
      <style:paragraph-properties fo:text-align="justify" style:justify-single-word="false"/>
      <style:text-properties officeooo:paragraph-rsid="006414a4"/>
    </style:style>
    <style:style style:name="P35" style:family="paragraph" style:parent-style-name="Text_20_body" style:list-style-name="">
      <style:paragraph-properties fo:text-align="justify" style:justify-single-word="false"/>
      <style:text-properties officeooo:paragraph-rsid="00765c41"/>
    </style:style>
    <style:style style:name="P36" style:family="paragraph" style:parent-style-name="Text_20_body" style:list-style-name="">
      <style:paragraph-properties fo:text-align="justify" style:justify-single-word="false"/>
      <style:text-properties officeooo:paragraph-rsid="007a2131"/>
    </style:style>
    <style:style style:name="P37" style:family="paragraph" style:parent-style-name="Text_20_body" style:list-style-name="">
      <style:paragraph-properties fo:text-align="justify" style:justify-single-word="false"/>
      <style:text-properties officeooo:paragraph-rsid="007e0299"/>
    </style:style>
    <style:style style:name="P38" style:family="paragraph" style:parent-style-name="Text_20_body" style:list-style-name="">
      <style:paragraph-properties fo:text-align="justify" style:justify-single-word="false"/>
      <style:text-properties officeooo:paragraph-rsid="0085dd33"/>
    </style:style>
    <style:style style:name="P39" style:family="paragraph" style:parent-style-name="Text_20_body" style:list-style-name="">
      <style:paragraph-properties fo:text-align="justify" style:justify-single-word="false"/>
      <style:text-properties officeooo:paragraph-rsid="00a4af8b"/>
    </style:style>
    <style:style style:name="P40" style:family="paragraph" style:parent-style-name="Text_20_body" style:list-style-name="">
      <style:paragraph-properties fo:text-align="justify" style:justify-single-word="false"/>
      <style:text-properties officeooo:paragraph-rsid="00ad8c45"/>
    </style:style>
    <style:style style:name="P41" style:family="paragraph" style:parent-style-name="Text_20_body" style:list-style-name="">
      <style:paragraph-properties fo:text-align="justify" style:justify-single-word="false"/>
      <style:text-properties officeooo:paragraph-rsid="00ad1bc1"/>
    </style:style>
    <style:style style:name="P42" style:family="paragraph" style:parent-style-name="Text_20_body" style:list-style-name="">
      <style:paragraph-properties fo:text-align="justify" style:justify-single-word="false"/>
      <style:text-properties officeooo:paragraph-rsid="00b1233e"/>
    </style:style>
    <style:style style:name="P43" style:family="paragraph" style:parent-style-name="Text_20_body" style:list-style-name="">
      <style:paragraph-properties fo:text-align="justify" style:justify-single-word="false"/>
      <style:text-properties officeooo:paragraph-rsid="00b36afb"/>
    </style:style>
    <style:style style:name="P44" style:family="paragraph" style:parent-style-name="Text_20_body">
      <style:paragraph-properties fo:text-align="justify" style:justify-single-word="false"/>
      <style:text-properties officeooo:rsid="002b5328" officeooo:paragraph-rsid="002b5328"/>
    </style:style>
    <style:style style:name="P45" style:family="paragraph" style:parent-style-name="Text_20_body">
      <style:paragraph-properties fo:text-align="justify" style:justify-single-word="false"/>
      <style:text-properties fo:font-weight="bold" officeooo:rsid="004080ae" officeooo:paragraph-rsid="004080ae" style:font-weight-asian="bold" style:font-weight-complex="bold"/>
    </style:style>
    <style:style style:name="P46" style:family="paragraph" style:parent-style-name="Text_20_body">
      <style:paragraph-properties fo:text-align="justify" style:justify-single-word="false"/>
      <style:text-properties officeooo:rsid="002e7c57" officeooo:paragraph-rsid="002e7c57"/>
    </style:style>
    <style:style style:name="P47" style:family="paragraph" style:parent-style-name="Text_20_body">
      <style:paragraph-properties fo:text-align="justify" style:justify-single-word="false"/>
      <style:text-properties officeooo:rsid="002f44f0" officeooo:paragraph-rsid="002f44f0"/>
    </style:style>
    <style:style style:name="P48" style:family="paragraph" style:parent-style-name="Text_20_body">
      <style:text-properties officeooo:rsid="002f5abf" officeooo:paragraph-rsid="002f5abf"/>
    </style:style>
    <style:style style:name="P49" style:family="paragraph" style:parent-style-name="Text_20_body">
      <style:paragraph-properties fo:text-align="justify" style:justify-single-word="false"/>
      <style:text-properties fo:color="#3465a4" fo:font-style="italic" fo:font-weight="bold" officeooo:rsid="002cf4c9" officeooo:paragraph-rsid="002cf4c9" style:font-style-asian="italic" style:font-weight-asian="bold" style:font-style-complex="italic" style:font-weight-complex="bold"/>
    </style:style>
    <style:style style:name="P50" style:family="paragraph" style:parent-style-name="Text_20_body" style:list-style-name="">
      <style:paragraph-properties fo:text-align="justify" style:justify-single-word="false"/>
      <style:text-properties fo:color="#3465a4" fo:font-style="italic" fo:font-weight="bold" officeooo:rsid="008bd017" officeooo:paragraph-rsid="008bd017" style:font-style-asian="italic" style:font-weight-asian="bold" style:font-style-complex="italic" style:font-weight-complex="bold"/>
    </style:style>
    <style:style style:name="P51" style:family="paragraph" style:parent-style-name="Text_20_body">
      <style:paragraph-properties fo:text-align="justify" style:justify-single-word="false"/>
      <style:text-properties fo:color="#3465a4" fo:font-style="italic" officeooo:rsid="002cf4c9" officeooo:paragraph-rsid="002cf4c9" style:font-style-asian="italic" style:font-style-complex="italic"/>
    </style:style>
    <style:style style:name="P52" style:family="paragraph" style:parent-style-name="Text_20_body" style:list-style-name="">
      <style:text-properties fo:color="#3465a4" fo:font-style="italic" officeooo:paragraph-rsid="0043c035" style:font-style-asian="italic" style:font-style-complex="italic"/>
    </style:style>
    <style:style style:name="P53" style:family="paragraph" style:parent-style-name="Text_20_body" style:list-style-name="">
      <style:paragraph-properties fo:text-align="justify" style:justify-single-word="false"/>
      <style:text-properties fo:color="#3465a4" fo:font-style="italic" officeooo:rsid="00758f2a" officeooo:paragraph-rsid="00758f2a" style:font-style-asian="italic" style:font-style-complex="italic"/>
    </style:style>
    <style:style style:name="P54" style:family="paragraph" style:parent-style-name="Text_20_body" style:list-style-name="">
      <style:paragraph-properties fo:text-align="justify" style:justify-single-word="false"/>
      <style:text-properties fo:color="#3465a4" fo:font-style="italic" officeooo:rsid="00848e93" officeooo:paragraph-rsid="00848e93" style:font-style-asian="italic" style:font-style-complex="italic"/>
    </style:style>
    <style:style style:name="P55" style:family="paragraph" style:parent-style-name="Text_20_body" style:list-style-name="">
      <style:paragraph-properties fo:text-align="justify" style:justify-single-word="false"/>
      <style:text-properties fo:color="#3465a4" fo:font-style="italic" officeooo:rsid="008bd017" officeooo:paragraph-rsid="008bd017" style:font-style-asian="italic" style:font-style-complex="italic"/>
    </style:style>
    <style:style style:name="P56" style:family="paragraph" style:parent-style-name="Text_20_body" style:list-style-name="">
      <style:paragraph-properties fo:text-align="justify" style:justify-single-word="false"/>
      <style:text-properties fo:color="#3465a4" fo:font-style="italic" fo:font-weight="normal" officeooo:rsid="0059fe8f" officeooo:paragraph-rsid="0059fe8f" style:font-style-asian="italic" style:font-weight-asian="normal" style:font-style-complex="italic" style:font-weight-complex="normal"/>
    </style:style>
    <style:style style:name="P57" style:family="paragraph" style:parent-style-name="Text_20_body" style:list-style-name="">
      <style:paragraph-properties fo:text-align="justify" style:justify-single-word="false"/>
      <style:text-properties fo:color="#3465a4" fo:font-weight="bold" officeooo:rsid="006414a4" officeooo:paragraph-rsid="006414a4" style:font-weight-asian="bold" style:font-weight-complex="bold"/>
    </style:style>
    <style:style style:name="P58" style:family="paragraph" style:parent-style-name="Text_20_body" style:list-style-name="">
      <style:paragraph-properties fo:text-align="justify" style:justify-single-word="false"/>
      <style:text-properties fo:color="#3465a4" style:font-name="Liberation Serif" fo:font-size="12pt" fo:font-style="italic" officeooo:rsid="00993aaa" officeooo:paragraph-rsid="00993aaa" style:font-size-asian="10.5pt" style:font-style-asian="italic" style:font-size-complex="12pt" style:font-style-complex="italic"/>
    </style:style>
    <style:style style:name="P59" style:family="paragraph" style:parent-style-name="Text_20_body" style:list-style-name="">
      <style:paragraph-properties fo:text-align="justify" style:justify-single-word="false"/>
      <style:text-properties fo:color="#3465a4" style:font-name="Liberation Serif" fo:font-size="12pt" fo:font-style="normal" officeooo:rsid="00993aaa" officeooo:paragraph-rsid="00993aaa" style:font-size-asian="10.5pt" style:font-style-asian="normal" style:font-size-complex="12pt" style:font-style-complex="normal"/>
    </style:style>
    <style:style style:name="P60" style:family="paragraph" style:parent-style-name="Text_20_body" style:list-style-name="">
      <style:paragraph-properties fo:text-align="justify" style:justify-single-word="false"/>
      <style:text-properties fo:color="#3465a4" style:font-name="Liberation Serif" fo:font-size="12pt" fo:font-style="normal" fo:font-weight="bold" officeooo:rsid="009d0dbb" officeooo:paragraph-rsid="009d0dbb" style:font-size-asian="10.5pt" style:font-style-asian="normal" style:font-weight-asian="bold" style:font-size-complex="12pt" style:font-style-complex="normal" style:font-weight-complex="bold"/>
    </style:style>
    <style:style style:name="P61" style:family="paragraph" style:parent-style-name="Text_20_body" style:list-style-name="">
      <style:paragraph-properties fo:text-align="justify" style:justify-single-word="false"/>
      <style:text-properties fo:color="#3465a4" style:font-name="Liberation Serif" fo:font-size="12pt" fo:font-style="normal" fo:font-weight="bold" officeooo:rsid="009efd30" officeooo:paragraph-rsid="009efd30" style:font-size-asian="10.5pt" style:font-style-asian="normal" style:font-weight-asian="bold" style:font-size-complex="12pt" style:font-style-complex="normal" style:font-weight-complex="bold"/>
    </style:style>
    <style:style style:name="P62" style:family="paragraph" style:parent-style-name="Text_20_body">
      <style:paragraph-properties fo:text-align="justify" style:justify-single-word="false"/>
      <style:text-properties officeooo:rsid="003ef5a5" officeooo:paragraph-rsid="003ef5a5"/>
    </style:style>
    <style:style style:name="P63" style:family="paragraph" style:parent-style-name="Text_20_body" style:list-style-name="">
      <style:paragraph-properties fo:text-align="justify" style:justify-single-word="false"/>
      <style:text-properties officeooo:rsid="003ef5a5" officeooo:paragraph-rsid="004733a7"/>
    </style:style>
    <style:style style:name="P64" style:family="paragraph" style:parent-style-name="Text_20_body" style:list-style-name="">
      <style:text-properties officeooo:paragraph-rsid="0043c035"/>
    </style:style>
    <style:style style:name="P65" style:family="paragraph" style:parent-style-name="Text_20_body" style:list-style-name="">
      <style:text-properties fo:color="#000000" fo:font-style="normal" officeooo:rsid="00456c08" officeooo:paragraph-rsid="00456c08" style:font-style-asian="normal" style:font-style-complex="normal"/>
    </style:style>
    <style:style style:name="P66" style:family="paragraph" style:parent-style-name="Text_20_body" style:list-style-name="">
      <style:paragraph-properties fo:text-align="justify" style:justify-single-word="false"/>
      <style:text-properties fo:color="#000000" fo:font-style="normal" fo:font-weight="normal" officeooo:rsid="008dc161" officeooo:paragraph-rsid="008dc161" style:font-style-asian="normal" style:font-weight-asian="normal" style:font-style-complex="normal" style:font-weight-complex="normal"/>
    </style:style>
    <style:style style:name="P67" style:family="paragraph" style:parent-style-name="Text_20_body" style:list-style-name="">
      <style:paragraph-properties fo:text-align="justify" style:justify-single-word="false"/>
      <style:text-properties fo:color="#000000" fo:font-style="italic" fo:font-weight="normal" officeooo:rsid="0090673c" officeooo:paragraph-rsid="0090673c" style:font-style-asian="italic" style:font-weight-asian="normal" style:font-style-complex="italic" style:font-weight-complex="normal"/>
    </style:style>
    <style:style style:name="P68" style:family="paragraph" style:parent-style-name="Text_20_body" style:list-style-name="">
      <style:paragraph-properties fo:text-align="justify" style:justify-single-word="false"/>
      <style:text-properties fo:color="#000000" fo:font-style="italic" fo:font-weight="normal" officeooo:rsid="0090673c" officeooo:paragraph-rsid="009818ef" style:font-style-asian="italic" style:font-weight-asian="normal" style:font-style-complex="italic" style:font-weight-complex="normal"/>
    </style:style>
    <style:style style:name="P69" style:family="paragraph" style:parent-style-name="Text_20_body" style:list-style-name="">
      <style:paragraph-properties fo:text-align="justify" style:justify-single-word="false"/>
      <style:text-properties fo:color="#000000" style:font-name="Liberation Serif" fo:font-size="12pt" fo:font-style="normal" fo:font-weight="normal" officeooo:rsid="00a4af8b" officeooo:paragraph-rsid="00a4af8b" style:font-name-asian="Noto Sans CJK SC" style:font-size-asian="12pt" style:font-style-asian="normal" style:font-weight-asian="normal" style:font-name-complex="Lohit Devanagari" style:font-size-complex="12pt" style:font-style-complex="normal" style:font-weight-complex="normal"/>
    </style:style>
    <style:style style:name="P70" style:family="paragraph" style:parent-style-name="Text_20_body" style:list-style-name="">
      <style:paragraph-properties fo:text-align="justify" style:justify-single-word="false"/>
      <style:text-properties fo:color="#000000" style:font-name="Liberation Serif" fo:font-size="12pt" fo:font-style="normal" fo:font-weight="normal" officeooo:rsid="00ad1bc1" officeooo:paragraph-rsid="00ad1bc1" style:font-name-asian="Noto Sans CJK SC" style:font-size-asian="12pt" style:font-style-asian="normal" style:font-weight-asian="normal" style:font-name-complex="Lohit Devanagari" style:font-size-complex="12pt" style:font-style-complex="normal" style:font-weight-complex="normal"/>
    </style:style>
    <style:style style:name="P71" style:family="paragraph" style:parent-style-name="Text_20_body" style:list-style-name="">
      <style:paragraph-properties fo:text-align="justify" style:justify-single-word="false"/>
      <style:text-properties fo:color="#000000" style:font-name="Liberation Serif" fo:font-size="12pt" fo:font-style="normal" fo:font-weight="normal" officeooo:rsid="00b26525" officeooo:paragraph-rsid="00b26525" style:font-name-asian="Noto Sans CJK SC" style:font-size-asian="12pt" style:font-style-asian="normal" style:font-weight-asian="normal" style:font-name-complex="Lohit Devanagari" style:font-size-complex="12pt" style:font-style-complex="normal" style:font-weight-complex="normal"/>
    </style:style>
    <style:style style:name="P72" style:family="paragraph" style:parent-style-name="Text_20_body" style:list-style-name="">
      <style:paragraph-properties fo:text-align="justify" style:justify-single-word="false"/>
      <style:text-properties fo:color="#000000" style:font-name="Liberation Serif" fo:font-size="12pt" fo:font-style="normal" fo:font-weight="bold" officeooo:rsid="00a4af8b" officeooo:paragraph-rsid="00a4af8b" style:font-name-asian="Noto Sans CJK SC" style:font-size-asian="12pt" style:font-style-asian="normal" style:font-weight-asian="bold" style:font-name-complex="Lohit Devanagari" style:font-size-complex="12pt" style:font-style-complex="normal" style:font-weight-complex="bold"/>
    </style:style>
    <style:style style:name="P73" style:family="paragraph" style:parent-style-name="Text_20_body" style:list-style-name="">
      <style:paragraph-properties fo:text-align="justify" style:justify-single-word="false"/>
      <style:text-properties fo:font-weight="normal" officeooo:rsid="0059fe8f" officeooo:paragraph-rsid="0059fe8f" style:font-weight-asian="normal" style:font-weight-complex="normal"/>
    </style:style>
    <style:style style:name="P74" style:family="paragraph" style:parent-style-name="Text_20_body" style:list-style-name="">
      <style:paragraph-properties fo:text-align="justify" style:justify-single-word="false"/>
      <style:text-properties fo:font-weight="normal" officeooo:rsid="0059fe8f" officeooo:paragraph-rsid="006fcced" style:font-weight-asian="normal" style:font-weight-complex="normal"/>
    </style:style>
    <style:style style:name="P75" style:family="paragraph" style:parent-style-name="Text_20_body" style:list-style-name="">
      <style:paragraph-properties fo:text-align="justify" style:justify-single-word="false"/>
      <style:text-properties fo:font-weight="normal" officeooo:rsid="005d5238" officeooo:paragraph-rsid="005d5238" style:font-weight-asian="normal" style:font-weight-complex="normal"/>
    </style:style>
    <style:style style:name="P76" style:family="paragraph" style:parent-style-name="Text_20_body" style:list-style-name="">
      <style:paragraph-properties fo:text-align="justify" style:justify-single-word="false"/>
      <style:text-properties fo:font-weight="normal" officeooo:rsid="006414a4" officeooo:paragraph-rsid="006414a4" style:font-weight-asian="normal" style:font-weight-complex="normal"/>
    </style:style>
    <style:style style:name="P77" style:family="paragraph" style:parent-style-name="Text_20_body" style:list-style-name="">
      <style:paragraph-properties fo:text-align="justify" style:justify-single-word="false"/>
      <style:text-properties fo:font-weight="normal" officeooo:rsid="006d86ba" officeooo:paragraph-rsid="006d86ba" style:font-weight-asian="normal" style:font-weight-complex="normal"/>
    </style:style>
    <style:style style:name="P78" style:family="paragraph" style:parent-style-name="Text_20_body" style:list-style-name="">
      <style:paragraph-properties fo:text-align="justify" style:justify-single-word="false"/>
      <style:text-properties fo:font-weight="normal" officeooo:rsid="006fcced" officeooo:paragraph-rsid="006fcced" style:font-weight-asian="normal" style:font-weight-complex="normal"/>
    </style:style>
    <style:style style:name="P79" style:family="paragraph" style:parent-style-name="Text_20_body" style:list-style-name="">
      <style:paragraph-properties fo:text-align="justify" style:justify-single-word="false"/>
      <style:text-properties officeooo:rsid="005cde27" officeooo:paragraph-rsid="005cde27"/>
    </style:style>
    <style:style style:name="P80" style:family="paragraph" style:parent-style-name="Text_20_body" style:list-style-name="">
      <style:paragraph-properties fo:text-align="justify" style:justify-single-word="false"/>
      <style:text-properties officeooo:rsid="0062788b" officeooo:paragraph-rsid="0062788b"/>
    </style:style>
    <style:style style:name="P81" style:family="paragraph" style:parent-style-name="Text_20_body" style:list-style-name="">
      <style:paragraph-properties fo:text-align="justify" style:justify-single-word="false"/>
      <style:text-properties officeooo:rsid="0062788b" officeooo:paragraph-rsid="0074ad94"/>
    </style:style>
    <style:style style:name="P82" style:family="paragraph" style:parent-style-name="Text_20_body" style:list-style-name="">
      <style:paragraph-properties fo:text-align="justify" style:justify-single-word="false"/>
      <style:text-properties officeooo:rsid="006882a9" officeooo:paragraph-rsid="006882a9"/>
    </style:style>
    <style:style style:name="P83" style:family="paragraph" style:parent-style-name="Text_20_body" style:list-style-name="">
      <style:paragraph-properties fo:text-align="justify" style:justify-single-word="false"/>
      <style:text-properties officeooo:rsid="00758f2a" officeooo:paragraph-rsid="00758f2a"/>
    </style:style>
    <style:style style:name="P84" style:family="paragraph" style:parent-style-name="Text_20_body" style:list-style-name="">
      <style:paragraph-properties fo:text-align="justify" style:justify-single-word="false"/>
      <style:text-properties officeooo:rsid="007e0299" officeooo:paragraph-rsid="007e0299"/>
    </style:style>
    <style:style style:name="P85" style:family="paragraph" style:parent-style-name="Text_20_body" style:list-style-name="">
      <style:paragraph-properties fo:text-align="justify" style:justify-single-word="false"/>
      <style:text-properties officeooo:rsid="00806399" officeooo:paragraph-rsid="00806399"/>
    </style:style>
    <style:style style:name="P86" style:family="paragraph" style:parent-style-name="Text_20_body" style:list-style-name="">
      <style:paragraph-properties fo:text-align="justify" style:justify-single-word="false"/>
      <style:text-properties officeooo:rsid="00848e93" officeooo:paragraph-rsid="00848e93"/>
    </style:style>
    <style:style style:name="P87" style:family="paragraph" style:parent-style-name="Text_20_body" style:list-style-name="">
      <style:paragraph-properties fo:text-align="justify" style:justify-single-word="false"/>
      <style:text-properties officeooo:rsid="008b949c" officeooo:paragraph-rsid="008b949c"/>
    </style:style>
    <style:style style:name="P88" style:family="paragraph" style:parent-style-name="Text_20_body" style:list-style-name="">
      <style:paragraph-properties fo:text-align="justify" style:justify-single-word="false"/>
      <style:text-properties officeooo:rsid="008b949c" officeooo:paragraph-rsid="00993aaa"/>
    </style:style>
    <style:style style:name="P89" style:family="paragraph" style:parent-style-name="Text_20_body" style:list-style-name="">
      <style:paragraph-properties fo:text-align="justify" style:justify-single-word="false"/>
      <style:text-properties officeooo:rsid="008bd017" officeooo:paragraph-rsid="008bd017"/>
    </style:style>
    <style:style style:name="P90" style:family="paragraph" style:parent-style-name="Text_20_body" style:list-style-name="">
      <style:paragraph-properties fo:text-align="justify" style:justify-single-word="false"/>
      <style:text-properties style:font-name="Liberation Serif" fo:font-size="12pt" fo:font-style="normal" officeooo:rsid="00993aaa" officeooo:paragraph-rsid="00993aaa" style:font-size-asian="10.5pt" style:font-style-asian="normal" style:font-size-complex="12pt" style:font-style-complex="normal"/>
    </style:style>
    <style:style style:name="P91" style:family="paragraph" style:parent-style-name="Text_20_body" style:list-style-name="">
      <style:paragraph-properties fo:text-align="justify" style:justify-single-word="false"/>
      <style:text-properties style:font-name="Liberation Serif" fo:font-size="12pt" fo:font-style="normal" officeooo:rsid="009efd30" officeooo:paragraph-rsid="009efd30" style:font-size-asian="10.5pt" style:font-style-asian="normal" style:font-size-complex="12pt" style:font-style-complex="normal"/>
    </style:style>
    <style:style style:name="P92" style:family="paragraph" style:parent-style-name="Text_20_body" style:list-style-name="">
      <style:paragraph-properties fo:text-align="justify" style:justify-single-word="false"/>
      <style:text-properties style:font-name="Liberation Serif" fo:font-size="12pt" fo:font-style="normal" officeooo:rsid="00a093da" officeooo:paragraph-rsid="00a25b06" style:font-size-asian="10.5pt" style:font-style-asian="normal" style:font-size-complex="12pt" style:font-style-complex="normal"/>
    </style:style>
    <style:style style:name="P93" style:family="paragraph" style:parent-style-name="Text_20_body" style:list-style-name="">
      <style:paragraph-properties fo:text-align="justify" style:justify-single-word="false"/>
      <style:text-properties style:font-name="Liberation Serif" fo:font-size="12pt" fo:font-style="normal" officeooo:rsid="00a093da" officeooo:paragraph-rsid="00af321b" style:font-size-asian="10.5pt" style:font-style-asian="normal" style:font-size-complex="12pt" style:font-style-complex="normal"/>
    </style:style>
    <style:style style:name="P94" style:family="paragraph" style:parent-style-name="Text_20_body" style:list-style-name="">
      <style:paragraph-properties fo:text-align="justify" style:justify-single-word="false"/>
      <style:text-properties style:font-name="Liberation Serif" fo:font-size="12pt" fo:font-style="normal" officeooo:rsid="00a093da" officeooo:paragraph-rsid="00b1233e" style:font-size-asian="10.5pt" style:font-style-asian="normal" style:font-size-complex="12pt" style:font-style-complex="normal"/>
    </style:style>
    <style:style style:name="P95" style:family="paragraph" style:parent-style-name="Text_20_body" style:list-style-name="">
      <style:paragraph-properties fo:text-align="justify" style:justify-single-word="false"/>
      <style:text-properties fo:color="#ff0000" style:font-name="Liberation Serif" fo:font-size="12pt" fo:font-style="normal" officeooo:rsid="00993aaa" officeooo:paragraph-rsid="00993aaa" style:font-size-asian="10.5pt" style:font-style-asian="normal" style:font-size-complex="12pt" style:font-style-complex="normal"/>
    </style:style>
    <style:style style:name="P96" style:family="paragraph" style:parent-style-name="Text_20_body" style:list-style-name="">
      <style:paragraph-properties fo:text-align="justify" style:justify-single-word="false"/>
      <style:text-properties officeooo:rsid="00af321b" officeooo:paragraph-rsid="00af321b"/>
    </style:style>
    <style:style style:name="P97" style:family="paragraph" style:parent-style-name="Text_20_body" style:list-style-name="">
      <style:paragraph-properties fo:text-align="justify" style:justify-single-word="false"/>
      <style:text-properties fo:color="#2a6099" style:font-name="Liberation Serif" fo:font-size="12pt" fo:font-style="normal" fo:font-weight="bold" officeooo:rsid="00ad1bc1" officeooo:paragraph-rsid="00b26525" style:font-name-asian="Noto Sans CJK SC" style:font-size-asian="12pt" style:font-style-asian="normal" style:font-weight-asian="bold" style:font-name-complex="Lohit Devanagari" style:font-size-complex="12pt" style:font-style-complex="normal" style:font-weight-complex="bold"/>
    </style:style>
    <style:style style:name="P98" style:family="paragraph" style:parent-style-name="Text_20_body" style:list-style-name="">
      <style:paragraph-properties fo:text-align="justify" style:justify-single-word="false"/>
      <style:text-properties fo:color="#2a6099" style:font-name="Liberation Serif" fo:font-size="12pt" fo:font-style="italic" fo:font-weight="normal" officeooo:rsid="00ad1bc1" officeooo:paragraph-rsid="00b26525" fo:background-color="transparent" style:font-name-asian="Noto Sans CJK SC" style:font-size-asian="12pt" style:font-style-asian="italic" style:font-weight-asian="normal" style:font-name-complex="Lohit Devanagari" style:font-size-complex="12pt" style:font-style-complex="italic" style:font-weight-complex="normal"/>
    </style:style>
    <style:style style:name="P99" style:family="paragraph" style:parent-style-name="Text_20_body" style:list-style-name="">
      <style:paragraph-properties fo:text-align="justify" style:justify-single-word="false"/>
      <style:text-properties fo:color="#2a6099" style:font-name="Liberation Serif" fo:font-size="12pt" fo:font-style="italic" fo:font-weight="normal" officeooo:rsid="00ad1bc1" officeooo:paragraph-rsid="00ad1bc1" fo:background-color="transparent" style:font-name-asian="Noto Sans CJK SC" style:font-size-asian="12pt" style:font-style-asian="italic" style:font-weight-asian="normal" style:font-name-complex="Lohit Devanagari" style:font-size-complex="12pt" style:font-style-complex="italic" style:font-weight-complex="normal"/>
    </style:style>
    <style:style style:name="P100" style:family="paragraph" style:parent-style-name="Text_20_body" style:list-style-name="">
      <style:paragraph-properties fo:text-align="justify" style:justify-single-word="false"/>
      <style:text-properties fo:color="#2a6099" style:font-name="Liberation Serif" fo:font-size="12pt" fo:font-style="italic" fo:font-weight="normal" officeooo:rsid="00ad1bc1" officeooo:paragraph-rsid="00bede60" fo:background-color="transparent" style:font-name-asian="Noto Sans CJK SC" style:font-size-asian="12pt" style:font-style-asian="italic" style:font-weight-asian="normal" style:font-name-complex="Lohit Devanagari" style:font-size-complex="12pt" style:font-style-complex="italic" style:font-weight-complex="normal"/>
    </style:style>
    <style:style style:name="P101" style:family="paragraph" style:parent-style-name="Text_20_body" style:list-style-name="">
      <style:paragraph-properties fo:text-align="justify" style:justify-single-word="false"/>
      <style:text-properties officeooo:rsid="00bede60" officeooo:paragraph-rsid="00bede60"/>
    </style:style>
    <style:style style:name="P102" style:family="paragraph" style:parent-style-name="Title">
      <style:text-properties officeooo:rsid="000548ed" officeooo:paragraph-rsid="000548ed"/>
    </style:style>
    <style:style style:name="T1" style:family="text">
      <style:text-properties officeooo:rsid="0009df83"/>
    </style:style>
    <style:style style:name="T2" style:family="text">
      <style:text-properties officeooo:rsid="000a972f"/>
    </style:style>
    <style:style style:name="T3" style:family="text">
      <style:text-properties officeooo:rsid="000e2538"/>
    </style:style>
    <style:style style:name="T4" style:family="text">
      <style:text-properties officeooo:rsid="000e55c4"/>
    </style:style>
    <style:style style:name="T5" style:family="text">
      <style:text-properties fo:font-weight="bold" style:font-weight-asian="bold" style:font-weight-complex="bold"/>
    </style:style>
    <style:style style:name="T6" style:family="text">
      <style:text-properties fo:font-weight="bold" officeooo:rsid="000e2538" style:font-weight-asian="bold" style:font-weight-complex="bold"/>
    </style:style>
    <style:style style:name="T7" style:family="text">
      <style:text-properties fo:font-weight="bold" officeooo:rsid="002f5abf" style:font-weight-asian="bold" style:font-weight-complex="bold"/>
    </style:style>
    <style:style style:name="T8" style:family="text">
      <style:text-properties fo:font-weight="bold" officeooo:rsid="004f17fb" style:font-weight-asian="bold" style:font-weight-complex="bold"/>
    </style:style>
    <style:style style:name="T9" style:family="text">
      <style:text-properties fo:font-weight="bold" officeooo:rsid="0049f035" style:font-weight-asian="bold" style:font-weight-complex="bold"/>
    </style:style>
    <style:style style:name="T10" style:family="text">
      <style:text-properties fo:font-weight="bold" officeooo:rsid="005bf77f" style:font-weight-asian="bold" style:font-weight-complex="bold"/>
    </style:style>
    <style:style style:name="T11" style:family="text">
      <style:text-properties fo:font-weight="bold" officeooo:rsid="0060fb43" style:font-weight-asian="bold" style:font-weight-complex="bold"/>
    </style:style>
    <style:style style:name="T12" style:family="text">
      <style:text-properties fo:font-weight="bold" officeooo:rsid="0073d5ae" style:font-weight-asian="bold" style:font-weight-complex="bold"/>
    </style:style>
    <style:style style:name="T13" style:family="text">
      <style:text-properties fo:font-weight="bold" officeooo:rsid="007cb53c" style:font-weight-asian="bold" style:font-weight-complex="bold"/>
    </style:style>
    <style:style style:name="T14" style:family="text">
      <style:text-properties fo:font-weight="bold" officeooo:rsid="007e0299" style:font-weight-asian="bold" style:font-weight-complex="bold"/>
    </style:style>
    <style:style style:name="T15" style:family="text">
      <style:text-properties fo:font-weight="bold" officeooo:rsid="0085dd33" style:font-weight-asian="bold" style:font-weight-complex="bold"/>
    </style:style>
    <style:style style:name="T16" style:family="text">
      <style:text-properties officeooo:rsid="0012245a"/>
    </style:style>
    <style:style style:name="T17" style:family="text">
      <style:text-properties officeooo:rsid="00152184"/>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officeooo:rsid="0016896e"/>
    </style:style>
    <style:style style:name="T20" style:family="text">
      <style:text-properties officeooo:rsid="0018980c"/>
    </style:style>
    <style:style style:name="T21" style:family="text">
      <style:text-properties officeooo:rsid="001a8cb5"/>
    </style:style>
    <style:style style:name="T22" style:family="text">
      <style:text-properties officeooo:rsid="001bc5cb"/>
    </style:style>
    <style:style style:name="T23" style:family="text">
      <style:text-properties officeooo:rsid="001e3474"/>
    </style:style>
    <style:style style:name="T24" style:family="text">
      <style:text-properties officeooo:rsid="001f57c9"/>
    </style:style>
    <style:style style:name="T25" style:family="text">
      <style:text-properties officeooo:rsid="00219a9a"/>
    </style:style>
    <style:style style:name="T26" style:family="text">
      <style:text-properties officeooo:rsid="002437e1"/>
    </style:style>
    <style:style style:name="T27" style:family="text">
      <style:text-properties officeooo:rsid="0027648a"/>
    </style:style>
    <style:style style:name="T28" style:family="text">
      <style:text-properties officeooo:rsid="002ada7e"/>
    </style:style>
    <style:style style:name="T29" style:family="text">
      <style:text-properties officeooo:rsid="002bd328"/>
    </style:style>
    <style:style style:name="T30" style:family="text">
      <style:text-properties officeooo:rsid="002cf4c9"/>
    </style:style>
    <style:style style:name="T31" style:family="text">
      <style:text-properties officeooo:rsid="002e7c57"/>
    </style:style>
    <style:style style:name="T32" style:family="text">
      <style:text-properties officeooo:rsid="002e94e6"/>
    </style:style>
    <style:style style:name="T33" style:family="text">
      <style:text-properties officeooo:rsid="002f44f0"/>
    </style:style>
    <style:style style:name="T34" style:family="text">
      <style:text-properties officeooo:rsid="002f5abf"/>
    </style:style>
    <style:style style:name="T35" style:family="text">
      <style:text-properties officeooo:rsid="0030c487"/>
    </style:style>
    <style:style style:name="T36" style:family="text">
      <style:text-properties officeooo:rsid="0032d8b0"/>
    </style:style>
    <style:style style:name="T37" style:family="text">
      <style:text-properties officeooo:rsid="00347eee"/>
    </style:style>
    <style:style style:name="T38" style:family="text">
      <style:text-properties officeooo:rsid="0035643d"/>
    </style:style>
    <style:style style:name="T39" style:family="text">
      <style:text-properties officeooo:rsid="00358110"/>
    </style:style>
    <style:style style:name="T40" style:family="text">
      <style:text-properties officeooo:rsid="00359777"/>
    </style:style>
    <style:style style:name="T41" style:family="text">
      <style:text-properties officeooo:rsid="0037202b"/>
    </style:style>
    <style:style style:name="T42" style:family="text">
      <style:text-properties officeooo:rsid="003825d1"/>
    </style:style>
    <style:style style:name="T43" style:family="text">
      <style:text-properties officeooo:rsid="00392c10"/>
    </style:style>
    <style:style style:name="T44" style:family="text">
      <style:text-properties officeooo:rsid="003b1602"/>
    </style:style>
    <style:style style:name="T45" style:family="text">
      <style:text-properties officeooo:rsid="003ef5a5"/>
    </style:style>
    <style:style style:name="T46" style:family="text">
      <style:text-properties fo:font-weight="normal" style:font-weight-asian="normal" style:font-weight-complex="normal"/>
    </style:style>
    <style:style style:name="T47" style:family="text">
      <style:text-properties fo:font-weight="normal" officeooo:rsid="004733a7" style:font-weight-asian="normal" style:font-weight-complex="normal"/>
    </style:style>
    <style:style style:name="T48" style:family="text">
      <style:text-properties fo:font-weight="normal" officeooo:rsid="004f17fb" style:font-weight-asian="normal" style:font-weight-complex="normal"/>
    </style:style>
    <style:style style:name="T49" style:family="text">
      <style:text-properties fo:font-weight="normal" officeooo:rsid="0049f035" style:font-weight-asian="normal" style:font-weight-complex="normal"/>
    </style:style>
    <style:style style:name="T50" style:family="text">
      <style:text-properties fo:font-weight="normal" officeooo:rsid="004de3ff" style:font-weight-asian="normal" style:font-weight-complex="normal"/>
    </style:style>
    <style:style style:name="T51" style:family="text">
      <style:text-properties fo:font-weight="normal" officeooo:rsid="00508bce" style:font-weight-asian="normal" style:font-weight-complex="normal"/>
    </style:style>
    <style:style style:name="T52" style:family="text">
      <style:text-properties fo:font-weight="normal" officeooo:rsid="00515317" style:font-weight-asian="normal" style:font-weight-complex="normal"/>
    </style:style>
    <style:style style:name="T53" style:family="text">
      <style:text-properties fo:font-weight="normal" officeooo:rsid="0053a009" style:font-weight-asian="normal" style:font-weight-complex="normal"/>
    </style:style>
    <style:style style:name="T54" style:family="text">
      <style:text-properties fo:font-weight="normal" officeooo:rsid="0053c779" style:font-weight-asian="normal" style:font-weight-complex="normal"/>
    </style:style>
    <style:style style:name="T55" style:family="text">
      <style:text-properties fo:font-weight="normal" officeooo:rsid="00576a50" style:font-weight-asian="normal" style:font-weight-complex="normal"/>
    </style:style>
    <style:style style:name="T56" style:family="text">
      <style:text-properties fo:font-weight="normal" officeooo:rsid="005bf77f" style:font-weight-asian="normal" style:font-weight-complex="normal"/>
    </style:style>
    <style:style style:name="T57" style:family="text">
      <style:text-properties fo:font-weight="normal" officeooo:rsid="00631851" style:font-weight-asian="normal" style:font-weight-complex="normal"/>
    </style:style>
    <style:style style:name="T58" style:family="text">
      <style:text-properties fo:font-weight="normal" officeooo:rsid="006414a4" style:font-weight-asian="normal" style:font-weight-complex="normal"/>
    </style:style>
    <style:style style:name="T59" style:family="text">
      <style:text-properties fo:font-weight="normal" officeooo:rsid="0064906e" style:font-weight-asian="normal" style:font-weight-complex="normal"/>
    </style:style>
    <style:style style:name="T60" style:family="text">
      <style:text-properties fo:font-weight="normal" officeooo:rsid="006579c5" style:font-weight-asian="normal" style:font-weight-complex="normal"/>
    </style:style>
    <style:style style:name="T61" style:family="text">
      <style:text-properties fo:font-weight="normal" officeooo:rsid="0067163c" style:font-weight-asian="normal" style:font-weight-complex="normal"/>
    </style:style>
    <style:style style:name="T62" style:family="text">
      <style:text-properties fo:font-weight="normal" officeooo:rsid="006882a9" style:font-weight-asian="normal" style:font-weight-complex="normal"/>
    </style:style>
    <style:style style:name="T63" style:family="text">
      <style:text-properties fo:font-weight="normal" officeooo:rsid="006a53c1" style:font-weight-asian="normal" style:font-weight-complex="normal"/>
    </style:style>
    <style:style style:name="T64" style:family="text">
      <style:text-properties fo:font-weight="normal" officeooo:rsid="006acaec" style:font-weight-asian="normal" style:font-weight-complex="normal"/>
    </style:style>
    <style:style style:name="T65" style:family="text">
      <style:text-properties fo:font-weight="normal" officeooo:rsid="006be093" style:font-weight-asian="normal" style:font-weight-complex="normal"/>
    </style:style>
    <style:style style:name="T66" style:family="text">
      <style:text-properties fo:font-weight="normal" officeooo:rsid="0073d5ae" style:font-weight-asian="normal" style:font-weight-complex="normal"/>
    </style:style>
    <style:style style:name="T67" style:family="text">
      <style:text-properties fo:font-weight="normal" officeooo:rsid="00785682" style:font-weight-asian="normal" style:font-weight-complex="normal"/>
    </style:style>
    <style:style style:name="T68" style:family="text">
      <style:text-properties fo:font-weight="normal" officeooo:rsid="00765c41" style:font-weight-asian="normal" style:font-weight-complex="normal"/>
    </style:style>
    <style:style style:name="T69" style:family="text">
      <style:text-properties fo:font-weight="normal" officeooo:rsid="0079a142" style:font-weight-asian="normal" style:font-weight-complex="normal"/>
    </style:style>
    <style:style style:name="T70" style:family="text">
      <style:text-properties fo:font-weight="normal" officeooo:rsid="007a2131" style:font-weight-asian="normal" style:font-weight-complex="normal"/>
    </style:style>
    <style:style style:name="T71" style:family="text">
      <style:text-properties fo:font-weight="normal" officeooo:rsid="007aa316" style:font-weight-asian="normal" style:font-weight-complex="normal"/>
    </style:style>
    <style:style style:name="T72" style:family="text">
      <style:text-properties fo:font-weight="normal" officeooo:rsid="007b1605" style:font-weight-asian="normal" style:font-weight-complex="normal"/>
    </style:style>
    <style:style style:name="T73" style:family="text">
      <style:text-properties fo:font-weight="normal" officeooo:rsid="007cb53c" style:font-weight-asian="normal" style:font-weight-complex="normal"/>
    </style:style>
    <style:style style:name="T74" style:family="text">
      <style:text-properties fo:font-weight="normal" officeooo:rsid="007e0299" style:font-weight-asian="normal" style:font-weight-complex="normal"/>
    </style:style>
    <style:style style:name="T75" style:family="text">
      <style:text-properties fo:font-weight="normal" officeooo:rsid="007edbd0" style:font-weight-asian="normal" style:font-weight-complex="normal"/>
    </style:style>
    <style:style style:name="T76" style:family="text">
      <style:text-properties fo:font-weight="normal" officeooo:rsid="008153a7" style:font-weight-asian="normal" style:font-weight-complex="normal"/>
    </style:style>
    <style:style style:name="T77" style:family="text">
      <style:text-properties fo:font-weight="normal" officeooo:rsid="00834884" style:font-weight-asian="normal" style:font-weight-complex="normal"/>
    </style:style>
    <style:style style:name="T78" style:family="text">
      <style:text-properties fo:font-weight="normal" style:font-name-asian="Noto Sans CJK SC" style:font-weight-asian="normal" style:font-name-complex="Lohit Devanagari" style:font-weight-complex="normal"/>
    </style:style>
    <style:style style:name="T79" style:family="text">
      <style:text-properties officeooo:rsid="0041d6a7"/>
    </style:style>
    <style:style style:name="T80" style:family="text">
      <style:text-properties style:font-name="Liberation Sans" fo:font-size="13.3000001907349pt" fo:font-style="italic" fo:font-weight="bold" officeooo:rsid="0041d6a7"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81" style:family="text">
      <style:text-properties style:font-name="Liberation Sans" fo:font-size="13.3000001907349pt" fo:font-style="italic" fo:font-weight="bold" officeooo:rsid="0060fb43"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82" style:family="text">
      <style:text-properties style:font-name="Liberation Sans" fo:font-size="13.3000001907349pt" fo:font-style="italic" fo:font-weight="bold" officeooo:rsid="00728831"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83" style:family="text">
      <style:text-properties style:font-name="Liberation Sans" fo:font-size="13.3000001907349pt" fo:font-style="italic" fo:font-weight="bold" officeooo:rsid="00804945"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84" style:family="text">
      <style:text-properties style:font-name="Liberation Sans" fo:font-size="13.3000001907349pt" fo:font-weight="bold" style:font-name-asian="Noto Sans CJK SC" style:font-size-asian="13.3000001907349pt" style:font-weight-asian="bold" style:font-name-complex="Lohit Devanagari" style:font-size-complex="13.3000001907349pt" style:font-weight-complex="bold"/>
    </style:style>
    <style:style style:name="T85" style:family="text">
      <style:text-properties style:font-name="Liberation Sans" fo:font-size="13.3000001907349pt" fo:font-weight="bold" officeooo:rsid="00728831" style:font-name-asian="Noto Sans CJK SC" style:font-size-asian="13.3000001907349pt" style:font-weight-asian="bold" style:font-name-complex="Lohit Devanagari" style:font-size-complex="13.3000001907349pt" style:font-weight-complex="bold"/>
    </style:style>
    <style:style style:name="T86" style:family="text">
      <style:text-properties style:font-name="Liberation Sans" fo:font-size="13.3000001907349pt" fo:font-weight="bold" officeooo:rsid="00804945" style:font-name-asian="Noto Sans CJK SC" style:font-size-asian="13.3000001907349pt" style:font-weight-asian="bold" style:font-name-complex="Lohit Devanagari" style:font-size-complex="13.3000001907349pt" style:font-weight-complex="bold"/>
    </style:style>
    <style:style style:name="T87" style:family="text">
      <style:text-properties style:font-name="Liberation Sans" fo:font-size="13.3000001907349pt" fo:font-weight="bold" officeooo:rsid="009818ef" style:font-name-asian="Noto Sans CJK SC" style:font-size-asian="13.3000001907349pt" style:font-weight-asian="bold" style:font-name-complex="Lohit Devanagari" style:font-size-complex="13.3000001907349pt" style:font-weight-complex="bold"/>
    </style:style>
    <style:style style:name="T88" style:family="text">
      <style:text-properties officeooo:rsid="00456c08"/>
    </style:style>
    <style:style style:name="T89" style:family="text">
      <style:text-properties officeooo:rsid="0045899b"/>
    </style:style>
    <style:style style:name="T90" style:family="text">
      <style:text-properties officeooo:rsid="0049f035"/>
    </style:style>
    <style:style style:name="T91" style:family="text">
      <style:text-properties officeooo:rsid="005bf77f"/>
    </style:style>
    <style:style style:name="T92" style:family="text">
      <style:text-properties officeooo:rsid="006d86ba"/>
    </style:style>
    <style:style style:name="T93" style:family="text">
      <style:text-properties officeooo:rsid="006fcced"/>
    </style:style>
    <style:style style:name="T94" style:family="text">
      <style:text-properties fo:color="#3465a4"/>
    </style:style>
    <style:style style:name="T95" style:family="text">
      <style:text-properties fo:color="#3465a4" fo:font-style="italic" fo:font-weight="normal" style:font-style-asian="italic" style:font-weight-asian="normal" style:font-style-complex="italic" style:font-weight-complex="normal"/>
    </style:style>
    <style:style style:name="T96" style:family="text">
      <style:text-properties fo:color="#3465a4" fo:font-style="italic" fo:font-weight="normal" officeooo:rsid="00758f2a" style:font-style-asian="italic" style:font-weight-asian="normal" style:font-style-complex="italic" style:font-weight-complex="normal"/>
    </style:style>
    <style:style style:name="T97" style:family="text">
      <style:text-properties fo:color="#3465a4" fo:font-style="italic" fo:font-weight="normal" officeooo:rsid="00993aaa" style:font-name-asian="Noto Sans CJK SC" style:font-style-asian="italic" style:font-weight-asian="normal" style:font-name-complex="Lohit Devanagari" style:font-style-complex="italic" style:font-weight-complex="normal"/>
    </style:style>
    <style:style style:name="T98" style:family="text">
      <style:text-properties fo:color="#3465a4" fo:font-style="italic" fo:font-weight="normal" officeooo:rsid="00a25b06" style:font-name-asian="Noto Sans CJK SC" style:font-style-asian="italic" style:font-weight-asian="normal" style:font-name-complex="Lohit Devanagari" style:font-style-complex="italic" style:font-weight-complex="normal"/>
    </style:style>
    <style:style style:name="T99" style:family="text">
      <style:text-properties fo:color="#3465a4" fo:font-style="italic" fo:font-weight="normal" officeooo:rsid="00993aaa" style:font-name-asian="Noto Sans CJK SC" style:font-size-asian="12pt" style:font-style-asian="italic" style:font-weight-asian="normal" style:font-name-complex="Lohit Devanagari" style:font-style-complex="italic" style:font-weight-complex="normal"/>
    </style:style>
    <style:style style:name="T100" style:family="text">
      <style:text-properties fo:color="#3465a4" fo:font-style="italic" fo:font-weight="bold" officeooo:rsid="00848e93" style:font-style-asian="italic" style:font-weight-asian="bold" style:font-style-complex="italic" style:font-weight-complex="bold"/>
    </style:style>
    <style:style style:name="T101" style:family="text">
      <style:text-properties fo:color="#3465a4" fo:font-style="italic" fo:font-weight="bold" officeooo:rsid="0085dd33" style:font-style-asian="italic" style:font-weight-asian="bold" style:font-style-complex="italic" style:font-weight-complex="bold"/>
    </style:style>
    <style:style style:name="T102" style:family="text">
      <style:text-properties fo:color="#3465a4" fo:font-style="italic" fo:font-weight="bold" officeooo:rsid="00993aaa" style:font-name-asian="Noto Sans CJK SC" style:font-style-asian="italic" style:font-weight-asian="bold" style:font-name-complex="Lohit Devanagari" style:font-style-complex="italic" style:font-weight-complex="bold"/>
    </style:style>
    <style:style style:name="T103" style:family="text">
      <style:text-properties fo:color="#3465a4" fo:font-style="italic" fo:font-weight="bold" officeooo:rsid="00af321b" style:font-name-asian="Noto Sans CJK SC" style:font-style-asian="italic" style:font-weight-asian="bold" style:font-name-complex="Lohit Devanagari" style:font-style-complex="italic" style:font-weight-complex="bold"/>
    </style:style>
    <style:style style:name="T104" style:family="text">
      <style:text-properties fo:color="#3465a4" style:font-name="Liberation Sans" fo:font-size="13.3000001907349pt" fo:font-style="italic" fo:font-weight="normal" officeooo:rsid="00993aaa" style:font-name-asian="Noto Sans CJK SC" style:font-size-asian="12pt" style:font-style-asian="italic" style:font-weight-asian="normal" style:font-name-complex="Lohit Devanagari" style:font-size-complex="13.3000001907349pt" style:font-style-complex="italic" style:font-weight-complex="normal"/>
    </style:style>
    <style:style style:name="T105" style:family="text">
      <style:text-properties fo:color="#3465a4" style:font-name="Liberation Serif" fo:font-size="12pt" fo:font-style="italic" fo:font-weight="normal" officeooo:rsid="00993aaa" style:font-name-asian="Noto Sans CJK SC" style:font-size-asian="10.5pt" style:font-style-asian="italic" style:font-weight-asian="normal" style:font-name-complex="Lohit Devanagari" style:font-size-complex="12pt" style:font-style-complex="italic" style:font-weight-complex="normal"/>
    </style:style>
    <style:style style:name="T106" style:family="text">
      <style:text-properties officeooo:rsid="00718f89"/>
    </style:style>
    <style:style style:name="T107" style:family="text">
      <style:text-properties officeooo:rsid="007280bf"/>
    </style:style>
    <style:style style:name="T108" style:family="text">
      <style:text-properties officeooo:rsid="00848e93"/>
    </style:style>
    <style:style style:name="T109" style:family="text">
      <style:text-properties officeooo:rsid="0085dd33"/>
    </style:style>
    <style:style style:name="T110" style:family="text">
      <style:text-properties fo:color="#000000" style:font-name="Liberation Sans" fo:font-size="13.3000001907349pt" fo:font-style="italic" fo:font-weight="bold" officeooo:rsid="00728831"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111" style:family="text">
      <style:text-properties fo:color="#000000" style:font-name="Liberation Sans" fo:font-size="13.3000001907349pt" fo:font-style="italic" fo:font-weight="bold" officeooo:rsid="00804945"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112" style:family="text">
      <style:text-properties fo:color="#000000" style:font-name="Liberation Sans" fo:font-size="13.3000001907349pt" fo:font-style="italic" fo:font-weight="bold" officeooo:rsid="008901f1"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113" style:family="text">
      <style:text-properties fo:color="#000000" style:font-name="Liberation Sans" fo:font-size="13.3000001907349pt" fo:font-style="italic" fo:font-weight="bold" officeooo:rsid="00a4af8b"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114" style:family="text">
      <style:text-properties fo:color="#000000" style:font-name="Liberation Sans" fo:font-size="13.3000001907349pt" fo:font-style="italic" fo:font-weight="bold" officeooo:rsid="009818ef"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115" style:family="text">
      <style:text-properties fo:color="#000000" style:font-name="Liberation Sans" fo:font-size="13.3000001907349pt" fo:font-style="italic" fo:font-weight="bold" officeooo:rsid="00993aaa"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116" style:family="text">
      <style:text-properties fo:color="#000000" style:font-name="Liberation Sans" fo:font-size="13.3000001907349pt" fo:font-style="italic" fo:font-weight="bold" officeooo:rsid="00b1233e"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117" style:family="text">
      <style:text-properties fo:color="#000000" fo:font-weight="bold" style:font-weight-asian="bold" style:font-weight-complex="bold"/>
    </style:style>
    <style:style style:name="T118" style:family="text">
      <style:text-properties fo:color="#000000" fo:font-weight="bold" officeooo:rsid="005bf77f" style:font-weight-asian="bold" style:font-weight-complex="bold"/>
    </style:style>
    <style:style style:name="T119" style:family="text">
      <style:text-properties fo:color="#000000" fo:font-weight="bold" officeooo:rsid="008adb0c" style:font-weight-asian="bold" style:font-weight-complex="bold"/>
    </style:style>
    <style:style style:name="T120" style:family="text">
      <style:text-properties fo:color="#000000" fo:font-weight="bold" style:font-name-asian="Noto Sans CJK SC" style:font-weight-asian="bold" style:font-name-complex="Lohit Devanagari" style:font-weight-complex="bold"/>
    </style:style>
    <style:style style:name="T121" style:family="text">
      <style:text-properties fo:color="#000000" fo:font-weight="normal" style:font-weight-asian="normal" style:font-weight-complex="normal"/>
    </style:style>
    <style:style style:name="T122" style:family="text">
      <style:text-properties fo:color="#000000" fo:font-weight="normal" officeooo:rsid="00993aaa" style:font-weight-asian="normal" style:font-weight-complex="normal"/>
    </style:style>
    <style:style style:name="T123" style:family="text">
      <style:text-properties fo:color="#000000" fo:font-weight="normal" style:font-name-asian="Noto Sans CJK SC" style:font-weight-asian="normal" style:font-name-complex="Lohit Devanagari" style:font-weight-complex="normal"/>
    </style:style>
    <style:style style:name="T124" style:family="text">
      <style:text-properties fo:color="#000000" fo:font-weight="normal" officeooo:rsid="008bd017" style:font-name-asian="Noto Sans CJK SC" style:font-weight-asian="normal" style:font-name-complex="Lohit Devanagari" style:font-weight-complex="normal"/>
    </style:style>
    <style:style style:name="T125" style:family="text">
      <style:text-properties fo:color="#000000" style:font-name="Liberation Serif" fo:font-size="12pt" fo:font-style="normal"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126" style:family="text">
      <style:text-properties fo:color="#000000" style:font-name="Liberation Serif" fo:font-size="12pt" fo:font-style="normal" fo:font-weight="normal" officeooo:rsid="00ad8c45" style:font-name-asian="Noto Sans CJK SC" style:font-size-asian="12pt" style:font-style-asian="normal" style:font-weight-asian="normal" style:font-name-complex="Lohit Devanagari" style:font-size-complex="12pt" style:font-style-complex="normal" style:font-weight-complex="normal"/>
    </style:style>
    <style:style style:name="T127" style:family="text">
      <style:text-properties fo:color="#000000" style:font-name="Liberation Serif" fo:font-size="12pt" fo:font-style="normal" fo:font-weight="bold" style:font-name-asian="Noto Sans CJK SC" style:font-size-asian="12pt" style:font-style-asian="normal" style:font-weight-asian="bold" style:font-name-complex="Lohit Devanagari" style:font-size-complex="12pt" style:font-style-complex="normal" style:font-weight-complex="bold"/>
    </style:style>
    <style:style style:name="T128" style:family="text">
      <style:text-properties fo:color="#000000" style:font-name="Liberation Serif" fo:font-size="12pt" fo:font-style="normal" fo:font-weight="bold" officeooo:rsid="00ad8c45" style:font-name-asian="Noto Sans CJK SC" style:font-size-asian="12pt" style:font-style-asian="normal" style:font-weight-asian="bold" style:font-name-complex="Lohit Devanagari" style:font-size-complex="12pt" style:font-style-complex="normal" style:font-weight-complex="bold"/>
    </style:style>
    <style:style style:name="T129" style:family="text">
      <style:text-properties officeooo:rsid="008e7e14"/>
    </style:style>
    <style:style style:name="T130" style:family="text">
      <style:text-properties officeooo:rsid="008f73b7"/>
    </style:style>
    <style:style style:name="T131" style:family="text">
      <style:text-properties officeooo:rsid="0090b188"/>
    </style:style>
    <style:style style:name="T132" style:family="text">
      <style:text-properties officeooo:rsid="009155ff"/>
    </style:style>
    <style:style style:name="T133" style:family="text">
      <style:text-properties officeooo:rsid="009327e1"/>
    </style:style>
    <style:style style:name="T134" style:family="text">
      <style:text-properties officeooo:rsid="0093cd13"/>
    </style:style>
    <style:style style:name="T135" style:family="text">
      <style:text-properties officeooo:rsid="0094f1a5"/>
    </style:style>
    <style:style style:name="T136" style:family="text">
      <style:text-properties officeooo:rsid="00993aaa"/>
    </style:style>
    <style:style style:name="T137" style:family="text">
      <style:text-properties style:font-name-asian="Noto Sans CJK SC" style:font-name-complex="Lohit Devanagari"/>
    </style:style>
    <style:style style:name="T138" style:family="text">
      <style:text-properties officeooo:rsid="00a68802"/>
    </style:style>
    <style:style style:name="T139" style:family="text">
      <style:text-properties officeooo:rsid="00a6a139"/>
    </style:style>
    <style:style style:name="T140" style:family="text">
      <style:text-properties officeooo:rsid="00a6b346"/>
    </style:style>
    <style:style style:name="T141" style:family="text">
      <style:text-properties officeooo:rsid="00a80a1c"/>
    </style:style>
    <style:style style:name="T142" style:family="text">
      <style:text-properties officeooo:rsid="00a85083"/>
    </style:style>
    <style:style style:name="T143" style:family="text">
      <style:text-properties officeooo:rsid="00a90e17"/>
    </style:style>
    <style:style style:name="T144" style:family="text">
      <style:text-properties officeooo:rsid="00a95052"/>
    </style:style>
    <style:style style:name="T145" style:family="text">
      <style:text-properties officeooo:rsid="00a9fcb5"/>
    </style:style>
    <style:style style:name="T146" style:family="text">
      <style:text-properties officeooo:rsid="00abe3dc"/>
    </style:style>
    <style:style style:name="T147" style:family="text">
      <style:text-properties officeooo:rsid="00ad1bc1"/>
    </style:style>
    <style:style style:name="T148" style:family="text">
      <style:text-properties officeooo:rsid="00b26525"/>
    </style:style>
    <style:style style:name="T149" style:family="text">
      <style:text-properties officeooo:rsid="00b4d2ef"/>
    </style:style>
    <style:style style:name="T150" style:family="text">
      <style:text-properties officeooo:rsid="00b56350"/>
    </style:style>
    <style:style style:name="T151" style:family="text">
      <style:text-properties officeooo:rsid="00b75f5d"/>
    </style:style>
    <style:style style:name="T152" style:family="text">
      <style:text-properties officeooo:rsid="00b7cf4b"/>
    </style:style>
    <style:style style:name="T153" style:family="text">
      <style:text-properties officeooo:rsid="00b8af3c"/>
    </style:style>
    <style:style style:name="T154" style:family="text">
      <style:text-properties officeooo:rsid="00b8c2e5"/>
    </style:style>
    <style:style style:name="T155" style:family="text">
      <style:text-properties officeooo:rsid="00ba9be3"/>
    </style:style>
    <style:style style:name="T156" style:family="text">
      <style:text-properties officeooo:rsid="00bb5fdd"/>
    </style:style>
    <style:style style:name="T157" style:family="text">
      <style:text-properties fo:color="#2a6099"/>
    </style:style>
    <style:style style:name="T158" style:family="text">
      <style:text-properties fo:color="#2a6099" style:font-name="Liberation Serif" fo:font-size="12pt" fo:font-style="italic" fo:font-weight="normal" officeooo:rsid="00ad1bc1" fo:background-color="transparent" loext:char-shading-value="0" style:font-name-asian="Noto Sans CJK SC" style:font-size-asian="12pt" style:font-style-asian="italic" style:font-weight-asian="normal" style:font-name-complex="Lohit Devanagari" style:font-size-complex="12pt" style:font-style-complex="italic" style:font-weight-complex="normal"/>
    </style:style>
    <style:style style:name="T159" style:family="text">
      <style:text-properties fo:color="#2a6099" style:font-name="Liberation Serif" fo:font-size="12pt" fo:font-style="italic" fo:font-weight="bold" fo:background-color="transparent" loext:char-shading-value="0" style:font-name-asian="Noto Sans CJK SC" style:font-size-asian="12pt" style:font-style-asian="italic" style:font-weight-asian="bold" style:font-name-complex="Lohit Devanagari" style:font-size-complex="12pt" style:font-style-complex="italic" style:font-weight-complex="bold"/>
    </style:style>
    <style:style style:name="T160" style:family="text">
      <style:text-properties fo:color="#2a6099" fo:font-style="italic" style:font-style-asian="italic" style:font-style-complex="italic"/>
    </style:style>
    <style:style style:name="T161" style:family="text">
      <style:text-properties fo:color="#2a6099" fo:font-style="italic" officeooo:rsid="00d5a6e7" style:font-style-asian="italic" style:font-style-complex="italic"/>
    </style:style>
    <style:style style:name="T162" style:family="text">
      <style:text-properties officeooo:rsid="00ce6448"/>
    </style:style>
    <style:style style:name="T163" style:family="text">
      <style:text-properties officeooo:rsid="00d41ed5"/>
    </style:style>
    <style:style style:name="T164" style:family="text">
      <style:text-properties officeooo:rsid="00d5a6e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ISO 16845-1 2016</text:p>
      <text:p text:style-name="P18">Document review</text:p>
      <text:p text:style-name="P22">Ondrej Ille</text:p>
      <text:p text:style-name="P22">ondrej.ille@gmail.com</text:p>
      <text:p text:style-name="P20"/>
      <text:h text:style-name="P3" text:outline-level="1">Purpose of this document</text:h>
      <text:p text:style-name="P21"><text:span text:style-name="T1">The aim of this document is to summarize </text:span><text:span text:style-name="T25">issues</text:span><text:span text:style-name="T1"> found during in depth review of ISO16845-1 2016. </text:span><text:span text:style-name="T2">Following types of </text:span><text:span text:style-name="T25">issues</text:span><text:span text:style-name="T2"> are </text:span><text:span text:style-name="T16">described</text:span><text:span text:style-name="T2"> in this document:</text:span></text:p>
      <text:p text:style-name="P15"><text:span text:style-name="T5">Typos</text:span> – Not critical, however, they should not be present in official ISO documents.</text:p>
      <text:p text:style-name="P16"><text:span text:style-name="T6">Ambiguities</text:span><text:span text:style-name="T3"> – Missing information, parameters which </text:span><text:span text:style-name="T4">may cause that document will be understood ambiguously during implementation.</text:span></text:p>
      <text:p text:style-name="P17"><text:span text:style-name="T18">Semantic errors</text:span> – <text:span text:style-name="T17">Errors in description of test sequence which may cause verification of wrong functionality.</text:span></text:p>
      <text:p text:style-name="Text_20_body"/>
      <text:p text:style-name="P23"><text:span text:style-name="T19">It is believed that th</text:span><text:span text:style-name="T20">is document will </text:span><text:span text:style-name="T21">help in future revisions of </text:span><text:span text:style-name="T22">ISO standards for</text:span><text:span text:style-name="T21"> CAN link layer test sequences.</text:span></text:p>
      <text:p text:style-name="P24"><text:span text:style-name="T23">Errors </text:span><text:span text:style-name="T24">in this document </text:span><text:span text:style-name="T23">are </text:span><text:span text:style-name="T24">ordered by test </text:span><text:span text:style-name="T163">number</text:span><text:span text:style-name="T24">. </text:span><text:span text:style-name="T160">Quotations of [1] are written </text:span><text:span text:style-name="T161">with blue italic</text:span><text:span text:style-name="T160">.</text:span></text:p>
      <text:p text:style-name="P24"/>
      <text:h text:style-name="P6" text:outline-level="2">List of Issues</text:h>
      <text:h text:style-name="P7" text:outline-level="4">7.1.7 Minimum time for bus idle after protocol exception handling</text:h>
      <text:p text:style-name="P48"><text:span text:style-name="T5">Category:</text:span> <text:span text:style-name="T42">Ambiguity</text:span></text:p>
      <text:p text:style-name="P25">Clearly, the purpose of this test is to verify that IUT is able to receive frames after detecting protocol exception. According to <text:span text:style-name="T27">[1], protocol exception state shall not be exited by any implementation before detecting Idle condit</text:span><text:span text:style-name="T28">i</text:span><text:span text:style-name="T27">on (11 consecutive recessive bits).</text:span></text:p>
      <text:p text:style-name="P44">To verify such time, LT must send such minimal sequence of bits to DUT, <text:span text:style-name="T29">and </text:span><text:span text:style-name="T30">verify that DUT leaves Protocol exception state (by checking proper reception of consecutive frame).</text:span></text:p>
      <text:p text:style-name="P49">Elementary tests:</text:p>
      <text:p text:style-name="P51">#1 The second frame starts after the third intermission bit + 1 bit time after the first frame.</text:p>
      <text:p text:style-name="P51">#2 The second frame starts after the third intermission bit of the first frame.</text:p>
      <text:p text:style-name="P51"><text:soft-page-break/>#3 The second frame starts after the second intermission bit of the first frame followed by a third frame starts after the third intermission bit of the previous frame</text:p>
      <text:p text:style-name="P49">Execution:</text:p>
      <text:p text:style-name="P51">The LT send a frame with non-nominal bit in control field causing protocol exception</text:p>
      <text:p text:style-name="P51">behavior. The LT send a valid classical frame according to elementary test cases.</text:p>
      <text:p text:style-name="P28"><text:span text:style-name="T30">Test description is </text:span><text:span text:style-name="T35">an </text:span><text:span text:style-name="T30">missing important fact </text:span><text:span text:style-name="T35">that</text:span><text:span text:style-name="T30"> LT must also send ACK bit low (even if it transmits a frame!).</text:span></text:p>
      <text:p text:style-name="P28"><text:span text:style-name="T30">If ACK bit is sent </text:span><text:span text:style-name="T39">Dominant</text:span><text:span text:style-name="T30">, </text:span><text:span text:style-name="T31">duration of recessive sequence is </text:span><text:span text:style-name="T38">following</text:span><text:span text:style-name="T31">:</text:span></text:p>
      <text:p text:style-name="P46">A<text:span text:style-name="T36">CK</text:span> Delimiter + <text:span text:style-name="T32">End of frame + </text:span><text:span text:style-name="T33">Intermission (3/3/2 bits for each elementary test) + Additional bit (only in #1).</text:span></text:p>
      <text:p text:style-name="P29"><text:span text:style-name="T34">The duration of Recessive sequence is: #</text:span><text:span text:style-name="T37">1 <text:s/>= 13 bits, #2 = 12 bits, #3 = 11 bits. </text:span><text:span text:style-name="T38">Therefore elementary test 3 verifies shortest possible recessive sequence needed to come out of protocol exception state.</text:span></text:p>
      <text:p text:style-name="P30"><text:span text:style-name="T39">If ACK bit is sent Recessive, </text:span><text:span text:style-name="T40">duration </text:span><text:span text:style-name="T41">of </text:span><text:span text:style-name="T43">R</text:span><text:span text:style-name="T41">ecessive sequence includes ACK bit, CRC delimiter, and possibly last bits of CRC which could be </text:span><text:span text:style-name="T43">R</text:span><text:span text:style-name="T41">ecessive. We see that without transmitting </text:span><text:span text:style-name="T43">Dominant ACK by LT, leaving Protocol exception state of DUT is not properly verified. </text:span><text:span text:style-name="T44">If e.g. DUT will leave protocol exception state after 13 recessive bits (which contradicts 10.9.4 of [1]</text:span><text:span text:style-name="T45">), all elementary tests will pass and DUT with error will pass the test.</text:span></text:p>
      <text:p text:style-name="P62"><text:span text:style-name="T5">Solution:</text:span> Clearly state that ACK bit of first frame in each frame shall be sent Dominant by LT.</text:p>
      <text:p text:style-name="P45">Example:<text:span text:style-name="T46"> The LT send a frame with non-nominal bit in control field causing protocol exception</text:span></text:p>
      <text:p text:style-name="P45"><text:span text:style-name="T46">behaviour. ACK bit of this frame shall be sent dominant.</text:span></text:p>
      <text:p text:style-name="P47"/>
      <text:h text:style-name="P8" text:outline-level="1"><text:span text:style-name="T26">7.</text:span><text:span text:style-name="T79">2</text:span><text:span text:style-name="T26">.</text:span><text:span text:style-name="T80">8</text:span><text:span text:style-name="T26"> Form error at fixed stuff bit in FD frames</text:span></text:h>
      <text:h text:style-name="P64" text:outline-level="1"><text:span text:style-name="T7">Category:</text:span><text:span text:style-name="T34"> </text:span><text:span text:style-name="T88">Semantic error / Ambiguity</text:span></text:h>
      <text:h text:style-name="P52" text:outline-level="1">There are 22 elementary tests to perform.</text:h>
      <text:h text:style-name="P52" text:outline-level="1">Tests to perform on recessive stuff bits:</text:h>
      <text:h text:style-name="P52" text:outline-level="1">#1 DLC ≤ 10 − &gt; CRC (17) field – (6 bits)</text:h>
      <text:h text:style-name="P52" text:outline-level="1">#2 DLC &gt; 10 − &gt; CRC (21) field – (7 bits)</text:h>
      <text:h text:style-name="P52" text:outline-level="1">Tests to perform on dominant stuff bits:</text:h>
      <text:h text:style-name="P52" text:outline-level="1">#3 DLC ≤ 10 − &gt; CRC (17) field – (6 bits)</text:h>
      <text:h text:style-name="P52" text:outline-level="1">#4 DLC &gt; 10 − &gt; CRC (21) field – (7 bits)</text:h>
      <text:h text:style-name="P65" text:outline-level="1"><text:soft-page-break/>Test states that there shall be 22 elementary tests. However, <text:span text:style-name="T89">there are 6+7+6+7=26 stuff bits to corrupt. It is not clear which stuff bits shall be tested and which not.</text:span></text:h>
      <text:h text:style-name="P63" text:outline-level="1"><text:span text:style-name="T5">Solution: </text:span><text:span text:style-name="T47">Change number of Elementary tests to 26, therefore it is clear that each possible combination of Dominant/Recessive stuff bit at each position shall be tested.</text:span></text:h>
      <text:h text:style-name="P63" text:outline-level="1"><text:span text:style-name="T47"/></text:h>
      <text:h text:style-name="P9" text:outline-level="1"><text:span text:style-name="T26">7.</text:span><text:span text:style-name="T90">8.3.1 Synchronization when e &gt; 0 and e ≤ SJW(D) at ESI bit position – 7.8.6.3 Synchronization when e &lt; 0 and |e| &gt; SJW(N) at “ACK” bit position</text:span></text:h>
      <text:h text:style-name="P31" text:outline-level="1"><text:span text:style-name="T7">Category: </text:span><text:span text:style-name="T48">Ambiguity</text:span></text:h>
      <text:h text:style-name="P32" text:outline-level="1"><text:span text:style-name="T49">All tests in this range </text:span><text:span text:style-name="T50">clearly intend to verify various synchronization mechanisms in Data bit-rate. This is obvious from phase error calculations which use </text:span><text:span text:style-name="T48">Data-bit rate bit timings (e.g. SJW(</text:span><text:span text:style-name="T8">D</text:span><text:span text:style-name="T48">)). Non-of the tests however, </text:span><text:span text:style-name="T51">requires BRS = 1. </text:span><text:span text:style-name="T52">In such case, if frames are generated by LT pseudo-randomly (as it is common in modern digital verification), </text:span><text:span text:style-name="T53">it may happen that </text:span><text:span text:style-name="T54">LT will send frames which do not switch bit-rate, and therefore not verify the functionality it intend</text:span><text:span text:style-name="T55">ed</text:span><text:span text:style-name="T54"> to verify.</text:span></text:h>
      <text:h text:style-name="P73" text:outline-level="1"><text:span text:style-name="T5">Solution:</text:span> Clearly state in Test variables that BRS = 1 for all of these tests.</text:h>
      <text:h text:style-name="P73" text:outline-level="1"/>
      <text:h text:style-name="P10" text:outline-level="1"><text:span text:style-name="T90">7.8.</text:span><text:span text:style-name="T91">4.1 Synchronization when e &gt; 0 and e &gt; SJW(D) at ESI bit position</text:span></text:h>
      <text:h text:style-name="P33" text:outline-level="1"><text:span text:style-name="T7">Category: </text:span><text:span text:style-name="T56">Typo</text:span></text:h>
      <text:h text:style-name="P79" text:outline-level="1"><text:span text:style-name="T56">I</text:span><text:span text:style-name="T46">t is believed that “{“ at the end of elementary test description is a typo:</text:span></text:h>
      <text:h text:style-name="P56" text:outline-level="1">e ∈ {[SJW(D) + 1], [NTQ(D) − Phase_Seg2(D) − 1]<text:span text:style-name="T5">{</text:span></text:h>
      <text:h text:style-name="P75" text:outline-level="1">Instead “{“ shall be used.</text:h>
      <text:h text:style-name="P75" text:outline-level="1"/>
      <text:h text:style-name="P11" text:outline-level="1"><text:span text:style-name="T9">7.8.</text:span><text:span text:style-name="T11">8</text:span><text:span text:style-name="T10">.</text:span><text:span text:style-name="T81">2</text:span><text:span text:style-name="T10"> Glitch filtering test on negative phase error at “DATA” field</text:span></text:h>
      <text:h text:style-name="P80" text:outline-level="1"><text:span text:style-name="T10">C</text:span><text:span text:style-name="T5">ategory:</text:span><text:span text:style-name="T46"> </text:span><text:span text:style-name="T57">Error</text:span></text:h>
      <text:h text:style-name="P76" text:outline-level="1">Description of Test states:</text:h>
      <text:h text:style-name="P57" text:outline-level="1">Elementary tests:</text:h>
      <text:h text:style-name="P57" text:outline-level="1">There is one elementary test to perform for at least 1 bit rate configuration.</text:h>
      <text:h text:style-name="P57" text:outline-level="1">#1 The LT reduce the length of a DATA bit by one TQ(D) and the LT force the second TQ</text:h>
      <text:h text:style-name="P57" text:outline-level="1">of this dominant stuff bit to recessive.</text:h>
      <text:h text:style-name="P57" text:outline-level="1">Execution:</text:h>
      <text:h text:style-name="P57" text:outline-level="1">The LT sends a frame according to elementary test cases.</text:h>
      <text:h text:style-name="P57" text:outline-level="1"><text:soft-page-break/>Additionally, the Phase_Seg2(D) of this dominant stuff bit shall be forced to recessive.</text:h>
      <text:h text:style-name="P57" text:outline-level="1">The bit shall be sampled as dominant.</text:h>
      <text:h text:style-name="P34" text:outline-level="1"><text:span text:style-name="T58">Clearly, the intent of this test is to verify, that there is only one synchronization between two data bits in data bit-rate. </text:span><text:span text:style-name="T59">If </text:span><text:span text:style-name="T60">a bit before dominant stuff bit is shortened by 1 TQ and </text:span><text:span text:style-name="T61">then second TQ of Dominant stuff bit is forced to recessive, then there shall be only negative re-synchronization with Phase Error = -1. Glitch on second Time Quanta of dominant stuff bit shall be ignored. If it is not ignored by IUT, then additional Positive Re-synchronization will shift </text:span><text:span text:style-name="T62">IUTs </text:span><text:span text:style-name="T61">sample point </text:span><text:span text:style-name="T62">to PH2 part of Dominant bit which is forced to recessive. This will cause stuff error.</text:span></text:h>
      <text:h text:style-name="P82" text:outline-level="1"><text:span text:style-name="T5">In summary:</text:span><text:span text:style-name="T46"> If IUT re-synchronizes twice, it shall detect stuff error and send error frame. No error frames shall be sent in this test, therefore error frame means a bug in IUT.</text:span></text:h>
      <text:h text:style-name="P82" text:outline-level="1"><text:span text:style-name="T46">However, the formulation of description is not correct. </text:span><text:span text:style-name="T63">The formulation seems to describe that the same bit whose Ph2 is forced </text:span><text:span text:style-name="T65">to recessive</text:span><text:span text:style-name="T63">(dominant stuff bit), shall be also shortened by 1 TQ. </text:span><text:span text:style-name="T64">Modifying </text:span><text:span text:style-name="T65">the </text:span><text:span text:style-name="T64">bit in such way</text:span><text:span text:style-name="T65">, means that there is no negative synchronization executed in this scenario.</text:span></text:h>
      <text:h text:style-name="P77" text:outline-level="1">In context of 7.8.8.1 (test principle is the same), I believe that formulation of this test is wrong.</text:h>
      <text:h text:style-name="P74" text:outline-level="1"><text:span text:style-name="T5">Solution: </text:span><text:span text:style-name="T92"><text:s/></text:span><text:span text:style-name="T93">State that bit before stuff bit shall be shortened by 1 TQ.</text:span></text:h>
      <text:h text:style-name="P78" text:outline-level="1"><text:span text:style-name="T5">Example:</text:span> <text:span text:style-name="T106">#1 The LT reduces length of recessive data bit just before dominant stuff bit by 1 TQ. </text:span><text:span text:style-name="T107">Then LT forces second TQ of this Dominant stuff to recessive.</text:span></text:h>
      <text:h text:style-name="P78" text:outline-level="1"/>
      <text:h text:style-name="P12" text:outline-level="1"><text:span text:style-name="T82">8.5.11</text:span><text:span text:style-name="T10"> </text:span><text:span text:style-name="T12">Bus-off recovery</text:span></text:h>
      <text:h text:style-name="P81" text:outline-level="1"><text:span text:style-name="T10">C</text:span><text:span text:style-name="T12">ategory:</text:span><text:span text:style-name="T66"> </text:span><text:span text:style-name="T77">Semantic e</text:span><text:span text:style-name="T57">rror</text:span></text:h>
      <text:h text:style-name="P83" text:outline-level="1"><text:span text:style-name="T57">T</text:span><text:span text:style-name="T46">est description states:</text:span></text:h>
      <text:h text:style-name="P53" text:outline-level="1"><text:span text:style-name="T46">The IUT shall not transmit the frame before the end of the profiles sent by the LT</text:span></text:h>
      <text:h text:style-name="P83" text:outline-level="1"><text:span text:style-name="T95">according to elementary test cases and shall send it before the end of the TIMEOUT.</text:span></text:h>
      <text:h text:style-name="P35" text:outline-level="1"><text:span text:style-name="T67">According to </text:span><text:span text:style-name="T68">[1] IUT </text:span><text:span text:style-name="T67">can have</text:span><text:span text:style-name="T68"> ab</text:span><text:span text:style-name="T67">ility </text:span><text:span text:style-name="T68">to re-integrate back after becoming Bus-off </text:span><text:span text:style-name="T67">if it receives restart request from upper layer</text:span><text:span text:style-name="T68">. </text:span><text:span text:style-name="T67">It also states, that if it re-integrates it shall be no sooner than 128 times idle condition. </text:span><text:span text:style-name="T69">However, it does not specify any upper limit on the time after it re-integrates back (only lower limit), </text:span><text:span text:style-name="T70">therefore it should not be strictly obligatory to require that IUT will retransmit the frame till some TIMEOUT.</text:span></text:h>
      <text:h text:style-name="P36" text:outline-level="1"><text:span text:style-name="T70">Also, </text:span><text:span text:style-name="T71">if </text:span><text:span text:style-name="T72">IUT goes bus-off, the</text:span><text:span text:style-name="T73">n restart request must usually be issued by upper layer. This is also not <text:s/>described in the test.</text:span></text:h>
      <text:h text:style-name="P37" text:outline-level="1"><text:span text:style-name="T13">S</text:span><text:span text:style-name="T14">olution 1:</text:span><text:span text:style-name="T74"> <text:s/>Remove “</text:span><text:span text:style-name="T96">and shall send it before the end of the TIMEOUT.”</text:span><text:span text:style-name="T74"> part of the sentence as IUT is not obligatory to retransmit frame after reintegration (in fact, it might be purposeful to require interaction with upper layer in case of going bus off). </text:span></text:h>
      <text:h text:style-name="P84" text:outline-level="1"><text:soft-page-break/><text:span text:style-name="T5">Solution 2:</text:span><text:span text:style-name="T46"> If TIMEOUT is kept, then add clause indicating that LT shall issue restart request </text:span><text:span text:style-name="T75">when IUT goes bus-off, since IUT is not obligated to start reintegrating automatically.</text:span></text:h>
      <text:h text:style-name="P84" text:outline-level="1"><text:span text:style-name="T75"/></text:h>
      <text:h text:style-name="P13" text:outline-level="1"><text:span text:style-name="T82">8.</text:span><text:span text:style-name="T83">6</text:span><text:span text:style-name="T82">.</text:span><text:span text:style-name="T83">5</text:span><text:span text:style-name="T10"> </text:span><text:span text:style-name="T12">TEC increment when overload flag is followed by dominant bits</text:span></text:h>
      <text:h text:style-name="P85" text:outline-level="1"><text:span text:style-name="T12">C</text:span><text:span text:style-name="T5">ategory: </text:span><text:span text:style-name="T76">Typo</text:span></text:h>
      <text:h text:style-name="P86" text:outline-level="1">Test description states:</text:h>
      <text:h text:style-name="P54" text:outline-level="1">The IUT’s TEC value shall be increased by 8 on each eighth dominant bit after the <text:span text:style-name="T5">error</text:span></text:h>
      <text:h text:style-name="P54" text:outline-level="1">Flag.</text:h>
      <text:h text:style-name="P38" text:outline-level="1"><text:span text:style-name="T108">Since this test invokes overload frame transmission, </text:span><text:span text:style-name="T109">the above description is clearly wrong.</text:span></text:h>
      <text:h text:style-name="P38" text:outline-level="1"><text:span text:style-name="T15">Solution:</text:span><text:span text:style-name="T109"> Correct the response to “overload”.</text:span></text:h>
      <text:h text:style-name="P38" text:outline-level="1"><text:span text:style-name="T15">Example</text:span><text:span text:style-name="T100">: The IUT’s TEC value shall be increased by 8 on each eighth dominant bit after the </text:span><text:span text:style-name="T101">overload</text:span><text:span text:style-name="T100"> Flag.</text:span></text:h>
      <text:h text:style-name="P38" text:outline-level="1"><text:span text:style-name="T100"/></text:h>
      <text:h text:style-name="P14" text:outline-level="1"><text:span text:style-name="T110">8.</text:span><text:span text:style-name="T111">6</text:span><text:span text:style-name="T110">.</text:span><text:span text:style-name="T112">19</text:span><text:span text:style-name="T118"> </text:span><text:span text:style-name="T119">TEC non-increment on stuff error during arbitration</text:span></text:h>
      <text:h text:style-name="P87" text:outline-level="1"><text:span text:style-name="T119">C</text:span><text:span text:style-name="T117">ategory: </text:span><text:span text:style-name="T121">Ambiguity</text:span></text:h>
      <text:h text:style-name="P89" text:outline-level="1"><text:span text:style-name="T121">Test description says:</text:span></text:h>
      <text:h text:style-name="P50" text:outline-level="1">Response:</text:h>
      <text:h text:style-name="P55" text:outline-level="1"><text:span text:style-name="T46">The IUT’s TEC value shall be equal to the set-up value.</text:span></text:h>
      <text:h text:style-name="P66" text:outline-level="1">This is strictly speaking correct. Since IUT detects stuff error in arbitration field, it shall not increment its TEC. However, <text:span text:style-name="T129">IUT will most likely retransmit the frame (if not in one shot mode). In such case, </text:span><text:span text:style-name="T130">TEC will eventually decrement by 1 after succefull retransmission. Therefore it might be good to clarify that TEC shall be checked after error frame transmission and before IUTs retransmission.</text:span></text:h>
      <text:h text:style-name="P67" text:outline-level="1"><text:span text:style-name="T5">Solution:</text:span> Clarify when shoul TEC be checked.</text:h>
      <text:h text:style-name="P67" text:outline-level="1">Example: <text:span text:style-name="T131">IUT’s TEC value shall be equal to set-up value after transmission of Error frame. If IUT retransmits the frame, its TEC will eventuall be decremented by 1 upon suc</text:span><text:span text:style-name="T132">c</text:span><text:span text:style-name="T131">es</text:span><text:span text:style-name="T133">s</text:span><text:span text:style-name="T131">ful retr</text:span><text:span text:style-name="T134">ansmis</text:span><text:span text:style-name="T135">s</text:span><text:span text:style-name="T134">ion.</text:span></text:h>
      <text:h text:style-name="P68" text:outline-level="1"><text:span text:style-name="T85"/></text:h>
      <text:h text:style-name="P68" text:outline-level="1"><text:span text:style-name="T85">8.</text:span><text:span text:style-name="T86">6</text:span><text:span text:style-name="T85">.</text:span><text:span text:style-name="T87">21 </text:span><text:span text:style-name="T84">TEC non-increment after arbitration lost and error</text:span></text:h>
      <text:h text:style-name="P88" text:outline-level="1"><text:span text:style-name="T119">C</text:span><text:span text:style-name="T117">ategory: </text:span><text:span text:style-name="T122">Semantic Error</text:span></text:h>
      <text:h text:style-name="P90" text:outline-level="1"><text:span text:style-name="T124">T</text:span><text:span text:style-name="T123">est description says:</text:span></text:h>
      <text:h text:style-name="P61" text:outline-level="1"><text:soft-page-break/><text:span text:style-name="T137">Execution:</text:span></text:h>
      <text:h text:style-name="P59" text:outline-level="1"><text:span text:style-name="T78">The LT causes the IUT to transmit a frame.</text:span></text:h>
      <text:h text:style-name="P59" text:outline-level="1"><text:span text:style-name="T78">The LT sends a frame with higher ID priority to cause the IUT to lose arbitration</text:span></text:h>
      <text:h text:style-name="P59" text:outline-level="1"><text:span text:style-name="T78">according to elementary test cases.</text:span></text:h>
      <text:h text:style-name="P95" text:outline-level="1"><text:span text:style-name="T78">The LT receives the repeated frame without error.</text:span></text:h>
      <text:h text:style-name="P60" text:outline-level="1"><text:span text:style-name="T137">Response:</text:span></text:h>
      <text:h text:style-name="P58" text:outline-level="1"><text:span text:style-name="T78">The IUT’s TEC value shall be unchanged equal to setup value.</text:span></text:h>
      <text:h text:style-name="P91" text:outline-level="1"><text:span text:style-name="T123">In this test, IUT retransmits frame after it lost arbitration and LT receives this frame. Due to this fact, IUT will lower its TEC by 1, therefore final value of TEC will be equal to setup value minus one.</text:span></text:h>
      <text:h text:style-name="P91" text:outline-level="1"><text:span text:style-name="T120">Solution:</text:span><text:span text:style-name="T123"> Correct the expected response.</text:span></text:h>
      <text:h text:style-name="P92" text:outline-level="1"><text:span text:style-name="T120">Example:</text:span><text:span text:style-name="T123"> </text:span><text:span text:style-name="T97">The IUT’s TEC value shall be unchanged, equal to setup value </text:span><text:span text:style-name="T98">minus one</text:span><text:span text:style-name="T97">.</text:span></text:h>
      <text:h text:style-name="P39" text:outline-level="1"><text:span text:style-name="T105"/></text:h>
      <text:h text:style-name="P39" text:outline-level="1"><text:span text:style-name="T110">8.</text:span><text:span text:style-name="T113">7</text:span><text:span text:style-name="T110">.</text:span><text:span text:style-name="T113">9</text:span><text:span text:style-name="T114"> </text:span><text:span text:style-name="T115">Synchronization after sample point while sending a dominant bit</text:span></text:h>
      <text:h text:style-name="P69" text:outline-level="1"><text:span text:style-name="T136">T</text:span>est description states:</text:h>
      <text:h text:style-name="P72" text:outline-level="1">Response:</text:h>
      <text:h text:style-name="P92" text:outline-level="1"><text:span text:style-name="T97">The IUT sends an error flag and the next edge sent by the IUT occurs 6 bit times +</text:span></text:h>
      <text:h text:style-name="P92" text:outline-level="1"><text:span text:style-name="T97">[Phase_Seg2(N) – SJW(N)] after the recessive to dominant edge applied by the</text:span></text:h>
      <text:h text:style-name="P92" text:outline-level="1"><text:span text:style-name="T97">LT after the sample point of the dominant bit.</text:span></text:h>
      <text:h text:style-name="P69" text:outline-level="1">In this test, IUT <text:span text:style-name="T138">will execute re-synchroni</text:span><text:span text:style-name="T140">z</text:span><text:span text:style-name="T138">ation with negative phase error </text:span><text:span text:style-name="T139">1 TQ after sample point </text:span><text:span text:style-name="T141">(at </text:span><text:span text:style-name="T142">TQ where there is dominant to recessive edge). </text:span><text:span text:style-name="T146">This re-synchronization will be limited by SJW. </text:span><text:span text:style-name="T143">Therefore, overall length of </text:span><text:span text:style-name="T144">PH2 will be: PH2(N) – SJW(N). </text:span><text:span text:style-name="T145">However, </text:span><text:span text:style-name="T146">the edge occurs 1 TQ after sample point, so the next edge </text:span><text:span text:style-name="T147">(after the end of Error flag) shall come from IUT at:</text:span></text:h>
      <text:h text:style-name="P70" text:outline-level="1">(PH2 – SJW – <text:span text:style-name="T5">1</text:span>) TQs + 6 Bit Times</text:h>
      <text:h text:style-name="P40" text:outline-level="1"><text:span text:style-name="T126">after the Recessive to Dominant edge by LT. Note the “-1”.</text:span></text:h>
      <text:h text:style-name="P96" text:outline-level="1"><text:span text:style-name="T128">S</text:span><text:span text:style-name="T127">olution</text:span><text:span text:style-name="T125">: Fix the expected time when next edge shall arrive</text:span></text:h>
      <text:h text:style-name="P96" text:outline-level="1"><text:span text:style-name="T127">Example</text:span><text:span text:style-name="T125">: </text:span><text:span text:style-name="T105">The IUT sends an error flag and the next edge sent by the IUT occurs 6 bit times +</text:span></text:h>
      <text:h text:style-name="P93" text:outline-level="1"><text:span text:style-name="T97">[Phase_Seg2(N) – SJW(N) </text:span><text:span text:style-name="T102">- </text:span><text:span text:style-name="T103">1</text:span><text:span text:style-name="T97">] after the recessive to dominant edge applied by the</text:span></text:h>
      <text:h text:style-name="P94" text:outline-level="1"><text:span text:style-name="T99">LT after the sample point of the dominant bit.</text:span></text:h>
      <text:h text:style-name="P94" text:outline-level="1"><text:span text:style-name="T104"/></text:h>
      <text:h text:style-name="P42" text:outline-level="1"><text:soft-page-break/><text:span text:style-name="T110">8.</text:span><text:span text:style-name="T116">8</text:span><text:span text:style-name="T110">.</text:span><text:span text:style-name="T116">4.2</text:span><text:span text:style-name="T114"> </text:span><text:span text:style-name="T115">Glitch filtering test on negative phase error within FD frames at “DATA” field position</text:span></text:h>
      <text:h text:style-name="P71" text:outline-level="1"><text:span text:style-name="T5">Category:</text:span> Semantical error</text:h>
      <text:h text:style-name="P97" text:outline-level="1"><text:span text:style-name="T148">Execution:</text:span></text:h>
      <text:h text:style-name="P98" text:outline-level="1">The LT causes the IUT to transmit a frame.</text:h>
      <text:h text:style-name="P99" text:outline-level="1">The LT forces the last TQ of Phase_Seg2(D) of a recessive bit to dominant.</text:h>
      <text:h text:style-name="P99" text:outline-level="1">Execution</text:h>
      <text:h text:style-name="P99" text:outline-level="1">The LT forces a following recessive bit to dominant from sync-segment up to</text:h>
      <text:h text:style-name="P99" text:outline-level="1">Sync_Seg(D) + Prop_Seg(D) + Phase_Seg1(D) − 1TQ(D).</text:h>
      <text:h text:style-name="P43" text:outline-level="1">The aim of this test is to verify that if there are two synchronization edges within one bit time, only first one is used for synchronization, and the second one is ignored. <text:span text:style-name="T149">If Last TQ of a recessive bit is forced to dominant, </text:span><text:span text:style-name="T150">and next bit is forced to Dominant from SYNC, then forcing of these two bits will create one continuous sequence of dominant value. Therefore, there will not be </text:span><text:span text:style-name="T151">two </text:span><text:span text:style-name="T152">re-synchronization edges </text:span><text:span text:style-name="T153">and this test will not verify </text:span><text:span text:style-name="T154">what it intends to verify. To achieve the intended behavior, second bit must be forced from first TQ of PROP segment. </text:span><text:span text:style-name="T155">Then last TQ of first bit will be dominant, SYNC will of second bit will be recessive and PROP till 1TQ before SP of second bit will be dominant, giving two </text:span><text:span text:style-name="T156">Dominant to Recessive re-synchronization edges.</text:span></text:h>
      <text:h text:style-name="P101" text:outline-level="1"><text:span text:style-name="T5">Solution:</text:span> Correct the duration of force in second bit.</text:h>
      <text:h text:style-name="P101" text:outline-level="1"><text:span text:style-name="T5">Example:</text:span> <text:span text:style-name="T158">The LT forces a following recessive bit to dominant from </text:span><text:span text:style-name="T159">PROP</text:span><text:span text:style-name="T158">-segment up to</text:span></text:h>
      <text:h text:style-name="P100" text:outline-level="1">Sync_Seg(D) + Prop_Seg(D) + Phase_Seg1(D) − 1TQ(D).</text:h>
      <text:h text:style-name="P41" text:outline-level="1"/>
      <text:h text:style-name="P5" text:outline-level="1">Revision history</text:h>
      <table:table table:name="Table1" table:style-name="Table1">
        <table:table-column table:style-name="Table1.A" table:number-columns-repeated="3"/>
        <table:table-row table:style-name="Table1.1">
          <table:table-cell table:style-name="Table1.A1" office:value-type="string">
            <text:p text:style-name="P19">Revision</text:p>
          </table:table-cell>
          <table:table-cell table:style-name="Table1.A1" office:value-type="string">
            <text:p text:style-name="P19">Date</text:p>
          </table:table-cell>
          <table:table-cell table:style-name="Table1.A1" office:value-type="string">
            <text:p text:style-name="P19">Author</text:p>
          </table:table-cell>
        </table:table-row>
        <table:table-row table:style-name="Table1.1">
          <table:table-cell table:style-name="Table1.A2" office:value-type="string">
            <text:p text:style-name="P19">0.1</text:p>
          </table:table-cell>
          <table:table-cell table:style-name="Table1.B2" office:value-type="string">
            <text:p text:style-name="P19">23.4.2021</text:p>
          </table:table-cell>
          <table:table-cell table:style-name="Table1.C2" office:value-type="string">
            <text:p text:style-name="P19">Ondrej Ille</text:p>
          </table:table-cell>
        </table:table-row>
      </table:table>
      <text:p text:style-name="P26"/>
      <text:h text:style-name="P4" text:outline-level="1">References</text:h>
      <text:p text:style-name="P27">[1] ISO 11898-1 2015 Road vehicles — Controller area network (CAN), Part 1: Data link layer and physical signalling</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c7fe18" officeooo:paragraph-rsid="00c7fe18"/>
    </style:style>
    <style:style style:name="MP2" style:family="paragraph" style:parent-style-name="Footer">
      <style:text-properties officeooo:rsid="00c3e755" officeooo:paragraph-rsid="00c3e755"/>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ISO 16845-1 2016</text:p>
        <text:p text:style-name="MP1">Document review</text:p>
      </style:header>
      <style:footer>
        <text:p text:style-name="MP2">Revision 0.1</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3T12:41:49.314871200</meta:creation-date>
    <dc:date>2021-04-23T18:12:16.400989390</dc:date>
    <meta:editing-duration>PT4H38M54S</meta:editing-duration>
    <meta:editing-cycles>185</meta:editing-cycles>
    <meta:generator>LibreOffice/6.4.7.2$Linux_X86_64 LibreOffice_project/40$Build-2</meta:generator>
    <meta:document-statistic meta:table-count="1" meta:image-count="0" meta:object-count="0" meta:page-count="8" meta:paragraph-count="143" meta:word-count="2128" meta:character-count="12436" meta:non-whitespace-character-count="10432"/>
  </office:meta>
</office:document-meta>
</file>